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cs" fo:country="CZ" officeooo:rsid="00314879" officeooo:paragraph-rsid="00314879"/>
    </style:style>
    <style:style style:name="P4" style:family="paragraph" style:parent-style-name="Text_20_body">
      <style:text-properties fo:language="cs" fo:country="CZ" officeooo:rsid="0032d223" officeooo:paragraph-rsid="0032d223"/>
    </style:style>
    <style:style style:name="P5" style:family="paragraph" style:parent-style-name="Text_20_body">
      <style:text-properties fo:language="cs" fo:country="CZ" officeooo:rsid="00343cf6" officeooo:paragraph-rsid="00343cf6"/>
    </style:style>
    <style:style style:name="P6" style:family="paragraph" style:parent-style-name="Text_20_body">
      <style:text-properties fo:language="cs" fo:country="CZ" officeooo:rsid="0036beea" officeooo:paragraph-rsid="0036beea"/>
    </style:style>
    <style:style style:name="P7" style:family="paragraph" style:parent-style-name="Text_20_body">
      <style:text-properties fo:language="cs" fo:country="CZ" officeooo:rsid="0036beea" officeooo:paragraph-rsid="0036beea" fo:background-color="#ffff00"/>
    </style:style>
    <style:style style:name="P8" style:family="paragraph" style:parent-style-name="Text_20_body">
      <style:text-properties fo:language="cs" fo:country="CZ" officeooo:rsid="00be3d12" officeooo:paragraph-rsid="00be3d12" fo:background-color="transparent"/>
    </style:style>
    <style:style style:name="P9" style:family="paragraph" style:parent-style-name="Text_20_body">
      <style:text-properties fo:language="cs" fo:country="CZ" officeooo:rsid="011bc908" officeooo:paragraph-rsid="011bc908"/>
    </style:style>
    <style:style style:name="P10" style:family="paragraph" style:parent-style-name="Text_20_body">
      <style:text-properties fo:language="cs" fo:country="CZ" officeooo:rsid="011d11be" officeooo:paragraph-rsid="011d11be"/>
    </style:style>
    <style:style style:name="P11" style:family="paragraph" style:parent-style-name="Text_20_body">
      <style:text-properties fo:language="cs" fo:country="CZ" officeooo:rsid="01119562" officeooo:paragraph-rsid="01119562"/>
    </style:style>
    <style:style style:name="P12" style:family="paragraph" style:parent-style-name="Text_20_body">
      <style:text-properties fo:language="cs" fo:country="CZ" officeooo:rsid="003d8da2" officeooo:paragraph-rsid="003d8da2"/>
    </style:style>
    <style:style style:name="P13" style:family="paragraph" style:parent-style-name="Text_20_body">
      <style:text-properties style:font-name="Liberation Mono" fo:font-size="10pt" fo:language="cs" fo:country="CZ" officeooo:rsid="00237ec9" officeooo:paragraph-rsid="003bdecf" style:font-size-asian="10pt" style:font-size-complex="10pt"/>
    </style:style>
    <style:style style:name="P14" style:family="paragraph" style:parent-style-name="Text_20_body">
      <style:text-properties style:font-name="Liberation Mono" fo:font-size="10pt" fo:language="cs" fo:country="CZ" officeooo:rsid="00237ec9" officeooo:paragraph-rsid="0031b82a" style:font-size-asian="10pt" style:font-size-complex="10pt"/>
    </style:style>
    <style:style style:name="P15" style:family="paragraph" style:parent-style-name="Text_20_body">
      <style:text-properties style:font-name="Liberation Mono" fo:font-size="10pt" fo:language="cs" fo:country="CZ" officeooo:rsid="00237ec9" officeooo:paragraph-rsid="00314879" style:font-size-asian="10pt" style:font-size-complex="10pt"/>
    </style:style>
    <style:style style:name="P16" style:family="paragraph" style:parent-style-name="Text_20_body">
      <style:text-properties style:font-name="Liberation Mono" fo:font-size="10pt" fo:language="cs" fo:country="CZ" officeooo:rsid="00237ec9" officeooo:paragraph-rsid="00600982" style:font-size-asian="10pt" style:font-size-complex="10pt"/>
    </style:style>
    <style:style style:name="P17" style:family="paragraph" style:parent-style-name="Text_20_body">
      <style:text-properties style:font-name="Liberation Mono" fo:font-size="10pt" fo:language="cs" fo:country="CZ" officeooo:rsid="00237ec9" officeooo:paragraph-rsid="0120c0dd" style:font-size-asian="10pt" style:font-size-complex="10pt"/>
    </style:style>
    <style:style style:name="P18" style:family="paragraph" style:parent-style-name="Text_20_body">
      <style:text-properties style:font-name="Liberation Mono" fo:font-size="10pt" fo:language="cs" fo:country="CZ" officeooo:rsid="00542f18" officeooo:paragraph-rsid="00542f18" style:font-size-asian="10pt" style:font-size-complex="10pt"/>
    </style:style>
    <style:style style:name="P19" style:family="paragraph" style:parent-style-name="Text_20_body">
      <style:text-properties style:font-name="Liberation Mono" fo:font-size="10pt" fo:language="cs" fo:country="CZ" officeooo:rsid="00542f18" officeooo:paragraph-rsid="005a147b" style:font-size-asian="10pt" style:font-size-complex="10pt"/>
    </style:style>
    <style:style style:name="P20" style:family="paragraph" style:parent-style-name="Text_20_body">
      <style:text-properties style:font-name="Liberation Mono" fo:font-size="10pt" fo:language="cs" fo:country="CZ" officeooo:rsid="005769b4" officeooo:paragraph-rsid="002b0e54" style:font-size-asian="10pt" style:font-size-complex="10pt"/>
    </style:style>
    <style:style style:name="P21"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2" style:family="paragraph" style:parent-style-name="Text_20_body">
      <style:text-properties style:font-name="Liberation Mono" fo:font-size="10pt" fo:language="cs" fo:country="CZ" officeooo:rsid="00237ec9" officeooo:paragraph-rsid="0120c0dd" fo:background-color="transparent" style:font-size-asian="10pt" style:font-size-complex="10pt"/>
    </style:style>
    <style:style style:name="P23"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4" style:family="paragraph" style:parent-style-name="Text_20_body">
      <style:text-properties style:font-name="Liberation Mono" fo:font-size="10pt" officeooo:rsid="002eec8f" officeooo:paragraph-rsid="00632750" style:font-size-asian="10pt" style:font-size-complex="10pt"/>
    </style:style>
    <style:style style:name="P25" style:family="paragraph" style:parent-style-name="Text_20_body">
      <style:text-properties style:font-name="Liberation Mono" fo:font-size="10pt" officeooo:rsid="002eec8f" officeooo:paragraph-rsid="001dc521" style:font-size-asian="10pt" style:font-size-complex="10pt"/>
    </style:style>
    <style:style style:name="P26" style:family="paragraph" style:parent-style-name="Text_20_body">
      <style:text-properties style:font-name="Liberation Mono" fo:font-size="10pt" officeooo:rsid="003ee4dc" officeooo:paragraph-rsid="0113be2a" style:font-size-asian="10pt" style:font-size-complex="10pt"/>
    </style:style>
    <style:style style:name="P27" style:family="paragraph" style:parent-style-name="Text_20_body">
      <style:text-properties style:font-name="Liberation Mono" fo:font-size="10pt" officeooo:rsid="003ee4dc" officeooo:paragraph-rsid="0115f08b" style:font-size-asian="10pt" style:font-size-complex="10pt"/>
    </style:style>
    <style:style style:name="P28" style:family="paragraph" style:parent-style-name="Text_20_body">
      <style:text-properties style:font-name="Liberation Mono" fo:font-size="10pt" officeooo:rsid="011bc908" officeooo:paragraph-rsid="011bc908" style:font-size-asian="10pt" style:font-size-complex="10pt"/>
    </style:style>
    <style:style style:name="P29" style:family="paragraph" style:parent-style-name="Text_20_body">
      <style:text-properties style:font-name="Liberation Mono" fo:font-size="10pt" fo:language="en" fo:country="US" officeooo:rsid="00528c27" officeooo:paragraph-rsid="00528c27" style:font-size-asian="10pt" style:font-size-complex="10pt"/>
    </style:style>
    <style:style style:name="P30" style:family="paragraph" style:parent-style-name="Text_20_body">
      <style:text-properties style:font-name="Liberation Mono" fo:font-size="10pt" fo:language="en" fo:country="US" officeooo:rsid="00528c27" officeooo:paragraph-rsid="00542f18" style:font-size-asian="10pt" style:font-size-complex="10pt"/>
    </style:style>
    <style:style style:name="P31" style:family="paragraph" style:parent-style-name="Text_20_body">
      <style:text-properties style:font-name="Liberation Mono" fo:font-size="10pt" fo:language="en" fo:country="US" officeooo:rsid="00632750" officeooo:paragraph-rsid="00632750" style:font-size-asian="10pt" style:font-size-complex="10pt"/>
    </style:style>
    <style:style style:name="P32" style:family="paragraph" style:parent-style-name="Text_20_body">
      <style:text-properties style:font-name="Liberation Mono" fo:font-size="10pt" fo:language="en" fo:country="US" officeooo:rsid="0053eb40" officeooo:paragraph-rsid="0053eb40" style:font-size-asian="10pt" style:font-size-complex="10pt"/>
    </style:style>
    <style:style style:name="P33" style:family="paragraph" style:parent-style-name="Text_20_body">
      <style:text-properties style:font-name="Liberation Mono" fo:font-size="10pt" fo:language="en" fo:country="US" officeooo:rsid="0079f29e" officeooo:paragraph-rsid="008dd755" style:font-size-asian="10pt" style:font-size-complex="10pt"/>
    </style:style>
    <style:style style:name="P34" style:family="paragraph" style:parent-style-name="Text_20_body">
      <style:text-properties style:font-name="Liberation Mono" fo:font-size="10pt" fo:language="en" fo:country="US" officeooo:rsid="010d0a8b" officeooo:paragraph-rsid="010e10fc" style:font-size-asian="10pt" style:font-size-complex="10pt"/>
    </style:style>
    <style:style style:name="P35" style:family="paragraph" style:parent-style-name="Text_20_body">
      <style:text-properties style:font-name="Liberation Mono" fo:font-size="10pt" fo:language="en" fo:country="US" officeooo:rsid="01119562" officeooo:paragraph-rsid="01119562" style:font-size-asian="10pt" style:font-size-complex="10pt"/>
    </style:style>
    <style:style style:name="P36" style:family="paragraph" style:parent-style-name="Text_20_body">
      <style:text-properties officeooo:rsid="003bdecf" officeooo:paragraph-rsid="003bdecf"/>
    </style:style>
    <style:style style:name="P37" style:family="paragraph" style:parent-style-name="Text_20_body">
      <style:text-properties officeooo:rsid="003ee4dc" officeooo:paragraph-rsid="00600982"/>
    </style:style>
    <style:style style:name="P38" style:family="paragraph" style:parent-style-name="Text_20_body">
      <style:text-properties officeooo:rsid="003ee4dc" officeooo:paragraph-rsid="011386ca"/>
    </style:style>
    <style:style style:name="P39"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40"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41" style:family="paragraph" style:parent-style-name="Text_20_body">
      <style:text-properties officeooo:rsid="004f5630" officeooo:paragraph-rsid="004f5630"/>
    </style:style>
    <style:style style:name="P42" style:family="paragraph" style:parent-style-name="Text_20_body">
      <style:text-properties officeooo:rsid="004f5630" officeooo:paragraph-rsid="00907ae6"/>
    </style:style>
    <style:style style:name="P43" style:family="paragraph" style:parent-style-name="Text_20_body">
      <style:text-properties officeooo:rsid="00528c27" officeooo:paragraph-rsid="00528c27"/>
    </style:style>
    <style:style style:name="P44" style:family="paragraph" style:parent-style-name="Text_20_body">
      <style:text-properties officeooo:rsid="0031b82a" officeooo:paragraph-rsid="0031b82a"/>
    </style:style>
    <style:style style:name="P45" style:family="paragraph" style:parent-style-name="Text_20_body">
      <style:text-properties officeooo:rsid="005b8b12" officeooo:paragraph-rsid="005b8b12"/>
    </style:style>
    <style:style style:name="P46" style:family="paragraph" style:parent-style-name="Text_20_body">
      <style:text-properties officeooo:rsid="005b8b12" officeooo:paragraph-rsid="00828af5"/>
    </style:style>
    <style:style style:name="P47" style:family="paragraph" style:parent-style-name="Text_20_body">
      <style:text-properties officeooo:rsid="00677bff" officeooo:paragraph-rsid="00677bff"/>
    </style:style>
    <style:style style:name="P48" style:family="paragraph" style:parent-style-name="Text_20_body">
      <style:text-properties officeooo:rsid="00677bff" officeooo:paragraph-rsid="0077667d"/>
    </style:style>
    <style:style style:name="P49" style:family="paragraph" style:parent-style-name="Text_20_body">
      <style:text-properties officeooo:rsid="00730a20" officeooo:paragraph-rsid="00730a20"/>
    </style:style>
    <style:style style:name="P50" style:family="paragraph" style:parent-style-name="Text_20_body">
      <style:text-properties officeooo:rsid="00406d01" officeooo:paragraph-rsid="00600982"/>
    </style:style>
    <style:style style:name="P51" style:family="paragraph" style:parent-style-name="Text_20_body">
      <style:text-properties officeooo:rsid="002dee93" officeooo:paragraph-rsid="002dee93"/>
    </style:style>
    <style:style style:name="P52" style:family="paragraph" style:parent-style-name="Text_20_body">
      <style:text-properties officeooo:rsid="007b97fc" officeooo:paragraph-rsid="007b97fc"/>
    </style:style>
    <style:style style:name="P53" style:family="paragraph" style:parent-style-name="Text_20_body">
      <style:text-properties officeooo:rsid="0024508c" officeooo:paragraph-rsid="008dd755"/>
    </style:style>
    <style:style style:name="P54" style:family="paragraph" style:parent-style-name="Text_20_body">
      <style:text-properties officeooo:rsid="008dd755" officeooo:paragraph-rsid="008dd755"/>
    </style:style>
    <style:style style:name="P55" style:family="paragraph" style:parent-style-name="Text_20_body">
      <style:text-properties officeooo:rsid="008f152c" officeooo:paragraph-rsid="0090f87d"/>
    </style:style>
    <style:style style:name="P56" style:family="paragraph" style:parent-style-name="Text_20_body">
      <style:text-properties officeooo:rsid="008f152c" officeooo:paragraph-rsid="0090f87d" fo:background-color="transparent"/>
    </style:style>
    <style:style style:name="P57" style:family="paragraph" style:parent-style-name="Text_20_body">
      <style:text-properties officeooo:rsid="0090f87d" officeooo:paragraph-rsid="0090f87d" fo:background-color="transparent"/>
    </style:style>
    <style:style style:name="P58" style:family="paragraph" style:parent-style-name="Text_20_body">
      <style:text-properties officeooo:rsid="00237ec9" officeooo:paragraph-rsid="011f560e" fo:background-color="transparent"/>
    </style:style>
    <style:style style:name="P59" style:family="paragraph" style:parent-style-name="Text_20_body">
      <style:text-properties officeooo:rsid="0093fe75" officeooo:paragraph-rsid="0093fe75"/>
    </style:style>
    <style:style style:name="P60" style:family="paragraph" style:parent-style-name="Text_20_body">
      <style:text-properties officeooo:rsid="0093fe75" officeooo:paragraph-rsid="011f560e"/>
    </style:style>
    <style:style style:name="P61" style:family="paragraph" style:parent-style-name="Text_20_body">
      <style:text-properties officeooo:rsid="0095664d" officeooo:paragraph-rsid="0095664d"/>
    </style:style>
    <style:style style:name="P62" style:family="paragraph" style:parent-style-name="Text_20_body">
      <style:text-properties officeooo:rsid="0097841a" officeooo:paragraph-rsid="00a1b57c"/>
    </style:style>
    <style:style style:name="P63" style:family="paragraph" style:parent-style-name="Text_20_body">
      <style:text-properties officeooo:rsid="00359ef1" officeooo:paragraph-rsid="009c4906"/>
    </style:style>
    <style:style style:name="P64" style:family="paragraph" style:parent-style-name="Text_20_body">
      <style:text-properties officeooo:rsid="005ed2e7" officeooo:paragraph-rsid="009c4906"/>
    </style:style>
    <style:style style:name="P65" style:family="paragraph" style:parent-style-name="Text_20_body">
      <style:text-properties officeooo:rsid="00439e39" officeooo:paragraph-rsid="009ce637"/>
    </style:style>
    <style:style style:name="P66" style:family="paragraph" style:parent-style-name="Text_20_body">
      <style:text-properties officeooo:rsid="004d52ae" officeooo:paragraph-rsid="009ce637"/>
    </style:style>
    <style:style style:name="P67" style:family="paragraph" style:parent-style-name="Text_20_body">
      <style:text-properties officeooo:rsid="00453a90" officeooo:paragraph-rsid="009ce637"/>
    </style:style>
    <style:style style:name="P68" style:family="paragraph" style:parent-style-name="Text_20_body">
      <style:text-properties officeooo:rsid="00453a90" officeooo:paragraph-rsid="009e74ac"/>
    </style:style>
    <style:style style:name="P69" style:family="paragraph" style:parent-style-name="Text_20_body">
      <style:text-properties officeooo:rsid="0071f7d4" officeooo:paragraph-rsid="009ce637"/>
    </style:style>
    <style:style style:name="P70" style:family="paragraph" style:parent-style-name="Text_20_body">
      <style:text-properties officeooo:rsid="00459df6" officeooo:paragraph-rsid="009ce637"/>
    </style:style>
    <style:style style:name="P71" style:family="paragraph" style:parent-style-name="Text_20_body">
      <style:text-properties officeooo:rsid="0046377b" officeooo:paragraph-rsid="009ce637"/>
    </style:style>
    <style:style style:name="P72" style:family="paragraph" style:parent-style-name="Text_20_body">
      <style:text-properties officeooo:rsid="0077667d" officeooo:paragraph-rsid="0077667d"/>
    </style:style>
    <style:style style:name="P73" style:family="paragraph" style:parent-style-name="Text_20_body">
      <style:text-properties officeooo:rsid="00a7cb9e" officeooo:paragraph-rsid="00a7cb9e"/>
    </style:style>
    <style:style style:name="P74" style:family="paragraph" style:parent-style-name="Text_20_body">
      <style:text-properties officeooo:rsid="00a7cb9e" officeooo:paragraph-rsid="00dee6fd"/>
    </style:style>
    <style:style style:name="P75" style:family="paragraph" style:parent-style-name="Text_20_body">
      <style:text-properties officeooo:paragraph-rsid="00ca12cf"/>
    </style:style>
    <style:style style:name="P76" style:family="paragraph" style:parent-style-name="Text_20_body">
      <style:text-properties officeooo:rsid="001c1a15" officeooo:paragraph-rsid="00dee6fd"/>
    </style:style>
    <style:style style:name="P77" style:family="paragraph" style:parent-style-name="Text_20_body">
      <style:text-properties officeooo:rsid="00a2a83c" officeooo:paragraph-rsid="00a2a83c"/>
    </style:style>
    <style:style style:name="P78" style:family="paragraph" style:parent-style-name="Text_20_body">
      <style:text-properties officeooo:rsid="00ed55ee" officeooo:paragraph-rsid="00ed55ee"/>
    </style:style>
    <style:style style:name="P79" style:family="paragraph" style:parent-style-name="Text_20_body">
      <style:text-properties officeooo:rsid="006a375e" officeooo:paragraph-rsid="01036f23"/>
    </style:style>
    <style:style style:name="P80" style:family="paragraph" style:parent-style-name="Text_20_body">
      <style:text-properties officeooo:rsid="01036f23" officeooo:paragraph-rsid="01036f23"/>
    </style:style>
    <style:style style:name="P81" style:family="paragraph" style:parent-style-name="Text_20_body">
      <style:text-properties officeooo:rsid="010ca3c9" officeooo:paragraph-rsid="010ca3c9"/>
    </style:style>
    <style:style style:name="P82" style:family="paragraph" style:parent-style-name="Text_20_body">
      <style:text-properties officeooo:rsid="007d4e59" officeooo:paragraph-rsid="010d0a8b"/>
    </style:style>
    <style:style style:name="P83" style:family="paragraph" style:parent-style-name="Text_20_body">
      <style:text-properties officeooo:rsid="010d0a8b" officeooo:paragraph-rsid="010d0a8b"/>
    </style:style>
    <style:style style:name="P84" style:family="paragraph" style:parent-style-name="Text_20_body">
      <style:text-properties officeooo:rsid="010e10fc" officeooo:paragraph-rsid="010e10fc"/>
    </style:style>
    <style:style style:name="P85" style:family="paragraph" style:parent-style-name="Text_20_body">
      <style:text-properties officeooo:paragraph-rsid="01132914"/>
    </style:style>
    <style:style style:name="P86" style:family="paragraph" style:parent-style-name="Text_20_body">
      <style:text-properties officeooo:rsid="011386ca" officeooo:paragraph-rsid="011386ca"/>
    </style:style>
    <style:style style:name="P87" style:family="paragraph" style:parent-style-name="Text_20_body">
      <style:text-properties officeooo:rsid="0113be2a" officeooo:paragraph-rsid="0113be2a"/>
    </style:style>
    <style:style style:name="P88" style:family="paragraph" style:parent-style-name="Text_20_body">
      <style:text-properties officeooo:rsid="0113be2a" officeooo:paragraph-rsid="011386ca"/>
    </style:style>
    <style:style style:name="P89" style:family="paragraph" style:parent-style-name="Text_20_body">
      <style:text-properties officeooo:rsid="0113fd5f" officeooo:paragraph-rsid="0113fd5f"/>
    </style:style>
    <style:style style:name="P90" style:family="paragraph" style:parent-style-name="Text_20_body">
      <style:text-properties officeooo:rsid="01166170" officeooo:paragraph-rsid="01166170"/>
    </style:style>
    <style:style style:name="P91" style:family="paragraph" style:parent-style-name="Text_20_body">
      <style:text-properties officeooo:paragraph-rsid="0117aeda"/>
    </style:style>
    <style:style style:name="P92" style:family="paragraph" style:parent-style-name="Text_20_body">
      <style:text-properties officeooo:rsid="0117aeda" officeooo:paragraph-rsid="011bc908"/>
    </style:style>
    <style:style style:name="P93" style:family="paragraph" style:parent-style-name="Text_20_body">
      <style:text-properties officeooo:rsid="011bc908" officeooo:paragraph-rsid="011f560e"/>
    </style:style>
    <style:style style:name="P94" style:family="paragraph" style:parent-style-name="Text_20_body">
      <style:text-properties officeooo:rsid="000a55a3" officeooo:paragraph-rsid="011ecdeb"/>
    </style:style>
    <style:style style:name="P95" style:family="paragraph" style:parent-style-name="Text_20_body">
      <style:text-properties officeooo:rsid="011f560e" officeooo:paragraph-rsid="011f560e"/>
    </style:style>
    <style:style style:name="P96" style:family="paragraph" style:parent-style-name="Text_20_body">
      <style:text-properties officeooo:rsid="01202085" officeooo:paragraph-rsid="01202085"/>
    </style:style>
    <style:style style:name="P9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9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9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10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10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10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10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10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10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10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10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10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109"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10"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11"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112"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113"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14"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15"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16" style:family="paragraph" style:parent-style-name="Text_20_body">
      <style:paragraph-properties fo:margin-left="1.27cm" fo:margin-right="0cm" fo:text-indent="0cm" style:auto-text-indent="false"/>
      <style:text-properties officeooo:rsid="005b8b12" officeooo:paragraph-rsid="00807624"/>
    </style:style>
    <style:style style:name="P117" style:family="paragraph" style:parent-style-name="Text_20_body">
      <style:paragraph-properties fo:margin-left="1.27cm" fo:margin-right="0cm" fo:text-indent="0cm" style:auto-text-indent="false"/>
      <style:text-properties officeooo:rsid="005b8b12" officeooo:paragraph-rsid="009a6c01"/>
    </style:style>
    <style:style style:name="P118" style:family="paragraph" style:parent-style-name="Text_20_body">
      <style:paragraph-properties fo:margin-left="1.27cm" fo:margin-right="0cm" fo:text-indent="0cm" style:auto-text-indent="false"/>
      <style:text-properties officeooo:rsid="00807624" officeooo:paragraph-rsid="00807624"/>
    </style:style>
    <style:style style:name="P119" style:family="paragraph" style:parent-style-name="Text_20_body">
      <style:paragraph-properties fo:margin-left="1.27cm" fo:margin-right="0cm" fo:text-indent="0cm" style:auto-text-indent="false"/>
      <style:text-properties officeooo:rsid="00828af5" officeooo:paragraph-rsid="00828af5"/>
    </style:style>
    <style:style style:name="P120" style:family="paragraph" style:parent-style-name="Text_20_body">
      <style:paragraph-properties fo:margin-left="1.27cm" fo:margin-right="0cm" fo:text-indent="0cm" style:auto-text-indent="false"/>
      <style:text-properties officeooo:rsid="00a8913c" officeooo:paragraph-rsid="01132914"/>
    </style:style>
    <style:style style:name="P121" style:family="paragraph" style:parent-style-name="Text_20_body" style:master-page-name="">
      <style:paragraph-properties style:page-number="auto" style:writing-mode="lr-tb"/>
      <style:text-properties officeooo:rsid="00237ec9" officeooo:paragraph-rsid="00a0ca0c"/>
    </style:style>
    <style:style style:name="P122" style:family="paragraph" style:parent-style-name="Standard">
      <style:paragraph-properties fo:margin-top="0cm" fo:margin-bottom="0.25cm" loext:contextual-spacing="false" style:writing-mode="lr-tb"/>
      <style:text-properties fo:font-variant="normal" fo:text-transform="none" fo:color="#000000" style:font-name="Liberation Mono" fo:font-size="10pt" fo:letter-spacing="normal" fo:language="cs" fo:country="CZ" fo:font-style="normal" fo:font-weight="normal" officeooo:rsid="01036f23" officeooo:paragraph-rsid="01036f23" fo:background-color="transparent" style:font-size-asian="10pt" style:font-size-complex="10pt"/>
    </style:style>
    <style:style style:name="P123" style:family="paragraph" style:parent-style-name="Heading_20_1">
      <style:text-properties officeooo:rsid="001c1a15" officeooo:paragraph-rsid="001c1a15"/>
    </style:style>
    <style:style style:name="P124" style:family="paragraph" style:parent-style-name="Heading_20_1">
      <style:text-properties officeooo:rsid="0095664d" officeooo:paragraph-rsid="0095664d"/>
    </style:style>
    <style:style style:name="P125" style:family="paragraph" style:parent-style-name="Heading_20_2">
      <style:text-properties officeooo:rsid="00a7cb9e" officeooo:paragraph-rsid="00a7cb9e"/>
    </style:style>
    <style:style style:name="P126" style:family="paragraph" style:parent-style-name="Heading_20_2">
      <style:text-properties officeooo:rsid="008dd755" officeooo:paragraph-rsid="008dd755"/>
    </style:style>
    <style:style style:name="P127" style:family="paragraph" style:parent-style-name="Heading_20_2">
      <style:text-properties officeooo:rsid="010ca3c9" officeooo:paragraph-rsid="010ca3c9"/>
    </style:style>
    <style:style style:name="P128" style:family="paragraph" style:parent-style-name="Heading_20_2">
      <style:text-properties officeooo:rsid="00359ef1" officeooo:paragraph-rsid="01202085"/>
    </style:style>
    <style:style style:name="P129" style:family="paragraph" style:parent-style-name="Heading_20_2">
      <style:text-properties officeooo:rsid="009ce637" officeooo:paragraph-rsid="009ce637"/>
    </style:style>
    <style:style style:name="P130" style:family="paragraph" style:parent-style-name="Heading_20_2">
      <style:text-properties fo:language="en" fo:country="US" officeooo:rsid="00a96e3f" officeooo:paragraph-rsid="00a96e3f"/>
    </style:style>
    <style:style style:name="P131" style:family="paragraph" style:parent-style-name="Heading_20_2">
      <style:text-properties officeooo:rsid="0097841a" officeooo:paragraph-rsid="00a1b57c"/>
    </style:style>
    <style:style style:name="P132" style:family="paragraph" style:parent-style-name="Heading_20_2">
      <style:text-properties officeooo:paragraph-rsid="00a1b57c"/>
    </style:style>
    <style:style style:name="P133" style:family="paragraph" style:parent-style-name="Heading_20_2">
      <style:text-properties officeooo:rsid="0093fe75" officeooo:paragraph-rsid="0093fe75"/>
    </style:style>
    <style:style style:name="P134" style:family="paragraph" style:parent-style-name="Heading_20_2">
      <style:text-properties officeooo:rsid="0024508c" officeooo:paragraph-rsid="0095664d"/>
    </style:style>
    <style:style style:name="P135" style:family="paragraph" style:parent-style-name="Heading_20_2">
      <style:text-properties officeooo:rsid="002dee93" officeooo:paragraph-rsid="0065e99b"/>
    </style:style>
    <style:style style:name="P136" style:family="paragraph" style:parent-style-name="Heading_20_2">
      <style:text-properties officeooo:rsid="005b8b12" officeooo:paragraph-rsid="007b97fc"/>
    </style:style>
    <style:style style:name="P137" style:family="paragraph" style:parent-style-name="Heading_20_2">
      <style:text-properties officeooo:rsid="002eec8f" officeooo:paragraph-rsid="011ecdeb"/>
    </style:style>
    <style:style style:name="P138" style:family="paragraph" style:parent-style-name="Heading_20_2">
      <style:text-properties officeooo:rsid="003bdecf" officeooo:paragraph-rsid="007e8bd9"/>
    </style:style>
    <style:style style:name="P139" style:family="paragraph" style:parent-style-name="Heading_20_3">
      <style:text-properties officeooo:rsid="011386ca" officeooo:paragraph-rsid="011386ca"/>
    </style:style>
    <style:style style:name="P140" style:family="paragraph" style:parent-style-name="Heading_20_3">
      <style:text-properties officeooo:rsid="00528c27" officeooo:paragraph-rsid="00528c27"/>
    </style:style>
    <style:style style:name="P141" style:family="paragraph" style:parent-style-name="Heading_20_3">
      <style:text-properties officeooo:rsid="0056da22" officeooo:paragraph-rsid="0056da22"/>
    </style:style>
    <style:style style:name="P142" style:family="paragraph" style:parent-style-name="Text_20_body" style:list-style-name="L1">
      <style:text-properties officeooo:rsid="0093fe75" officeooo:paragraph-rsid="0093fe75"/>
    </style:style>
    <style:style style:name="P143" style:family="paragraph" style:parent-style-name="Text_20_body" style:list-style-name="L2">
      <style:text-properties officeooo:rsid="00730a20" officeooo:paragraph-rsid="00730a20"/>
    </style:style>
    <style:style style:name="P144" style:family="paragraph" style:parent-style-name="Text_20_body">
      <style:text-properties officeooo:rsid="00677bff" officeooo:paragraph-rsid="00677bff"/>
    </style:style>
    <style:style style:name="P145" style:family="paragraph" style:parent-style-name="Text_20_body">
      <style:text-properties officeooo:rsid="01228a31" officeooo:paragraph-rsid="01228a31"/>
    </style:style>
    <style:style style:name="P146" style:family="paragraph" style:parent-style-name="Text_20_body">
      <style:text-properties style:font-name="Liberation Mono" fo:font-size="11pt" officeooo:rsid="01228a31" officeooo:paragraph-rsid="01228a31" style:font-size-asian="11pt" style:font-size-complex="11pt"/>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en" fo:country="US" officeooo:rsid="003f87d6"/>
    </style:style>
    <style:style style:name="T8" style:family="text">
      <style:text-properties fo:language="en" fo:country="US" officeooo:rsid="0113fd5f"/>
    </style:style>
    <style:style style:name="T9" style:family="text">
      <style:text-properties fo:language="en" fo:country="US" officeooo:rsid="0115f08b"/>
    </style:style>
    <style:style style:name="T10" style:family="text">
      <style:text-properties fo:language="cs" fo:country="CZ"/>
    </style:style>
    <style:style style:name="T11" style:family="text">
      <style:text-properties fo:language="cs" fo:country="CZ" officeooo:rsid="00237ec9"/>
    </style:style>
    <style:style style:name="T12" style:family="text">
      <style:text-properties fo:language="cs" fo:country="CZ" officeooo:rsid="00314879"/>
    </style:style>
    <style:style style:name="T13" style:family="text">
      <style:text-properties fo:language="cs" fo:country="CZ" officeooo:rsid="001d4169"/>
    </style:style>
    <style:style style:name="T14" style:family="text">
      <style:text-properties fo:language="cs" fo:country="CZ" officeooo:rsid="00542f18"/>
    </style:style>
    <style:style style:name="T15" style:family="text">
      <style:text-properties fo:language="cs" fo:country="CZ" officeooo:rsid="005769b4"/>
    </style:style>
    <style:style style:name="T16" style:family="text">
      <style:text-properties fo:language="cs" fo:country="CZ" officeooo:rsid="0061d788" fo:background-color="transparent" loext:char-shading-value="0"/>
    </style:style>
    <style:style style:name="T17" style:family="text">
      <style:text-properties fo:language="cs" fo:country="CZ" officeooo:rsid="0069a742" fo:background-color="transparent" loext:char-shading-value="0"/>
    </style:style>
    <style:style style:name="T18" style:family="text">
      <style:text-properties fo:language="cs" fo:country="CZ" officeooo:rsid="007e8bd9" fo:background-color="transparent" loext:char-shading-value="0"/>
    </style:style>
    <style:style style:name="T19" style:family="text">
      <style:text-properties fo:language="cs" fo:country="CZ" officeooo:rsid="00855e95"/>
    </style:style>
    <style:style style:name="T20" style:family="text">
      <style:text-properties fo:language="cs" fo:country="CZ" officeooo:rsid="00907ae6"/>
    </style:style>
    <style:style style:name="T21" style:family="text">
      <style:text-properties fo:language="cs" fo:country="CZ" officeooo:rsid="00a56437"/>
    </style:style>
    <style:style style:name="T22" style:family="text">
      <style:text-properties fo:language="cs" fo:country="CZ" officeooo:rsid="00a600f6"/>
    </style:style>
    <style:style style:name="T23" style:family="text">
      <style:text-properties fo:language="cs" fo:country="CZ" officeooo:rsid="00b130f6"/>
    </style:style>
    <style:style style:name="T24" style:family="text">
      <style:text-properties fo:language="cs" fo:country="CZ" officeooo:rsid="00b1385a"/>
    </style:style>
    <style:style style:name="T25" style:family="text">
      <style:text-properties fo:language="cs" fo:country="CZ" officeooo:rsid="00b2a847"/>
    </style:style>
    <style:style style:name="T26" style:family="text">
      <style:text-properties fo:language="cs" fo:country="CZ" officeooo:rsid="00ca12cf"/>
    </style:style>
    <style:style style:name="T27" style:family="text">
      <style:text-properties fo:language="cs" fo:country="CZ" officeooo:rsid="004f5630"/>
    </style:style>
    <style:style style:name="T28" style:family="text">
      <style:text-properties fo:language="cs" fo:country="CZ" fo:font-style="italic" officeooo:rsid="00ca12cf" style:font-style-asian="italic" style:font-style-complex="italic"/>
    </style:style>
    <style:style style:name="T29" style:family="text">
      <style:text-properties fo:language="cs" fo:country="CZ" officeooo:rsid="01088027"/>
    </style:style>
    <style:style style:name="T30" style:family="text">
      <style:text-properties fo:language="cs" fo:country="CZ" officeooo:rsid="01097e7b"/>
    </style:style>
    <style:style style:name="T31" style:family="text">
      <style:text-properties fo:language="cs" fo:country="CZ" officeooo:rsid="010d0a8b"/>
    </style:style>
    <style:style style:name="T32" style:family="text">
      <style:text-properties fo:language="cs" fo:country="CZ" officeooo:rsid="0113be2a"/>
    </style:style>
    <style:style style:name="T33" style:family="text">
      <style:text-properties fo:language="cs" fo:country="CZ" officeooo:rsid="0113fd5f"/>
    </style:style>
    <style:style style:name="T34" style:family="text">
      <style:text-properties fo:language="cs" fo:country="CZ" officeooo:rsid="003ee4dc"/>
    </style:style>
    <style:style style:name="T35" style:family="text">
      <style:text-properties officeooo:rsid="002a6710"/>
    </style:style>
    <style:style style:name="T36" style:family="text">
      <style:text-properties officeooo:rsid="0031b82a"/>
    </style:style>
    <style:style style:name="T37" style:family="text">
      <style:text-properties fo:color="#032f62"/>
    </style:style>
    <style:style style:name="T38" style:family="text">
      <style:text-properties style:font-name="Liberation Mono" fo:font-size="10pt" style:font-size-asian="10pt" style:font-size-complex="10pt"/>
    </style:style>
    <style:style style:name="T39" style:family="text">
      <style:text-properties style:font-name="Liberation Mono" fo:font-size="10pt" officeooo:rsid="00542f18" style:font-size-asian="10pt" style:font-size-complex="10pt"/>
    </style:style>
    <style:style style:name="T40" style:family="text">
      <style:text-properties style:font-name="Liberation Mono" fo:font-size="10pt" officeooo:rsid="005ac53c" style:font-size-asian="10pt" style:font-size-complex="10pt"/>
    </style:style>
    <style:style style:name="T41" style:family="text">
      <style:text-properties style:font-name="Liberation Mono" fo:font-size="10pt" officeooo:rsid="00237ec9" style:font-size-asian="10pt" style:font-size-complex="10pt"/>
    </style:style>
    <style:style style:name="T42" style:family="text">
      <style:text-properties style:font-name="Liberation Mono" fo:font-size="10pt" officeooo:rsid="005b8b12" style:font-size-asian="10pt" style:font-size-complex="10pt"/>
    </style:style>
    <style:style style:name="T43" style:family="text">
      <style:text-properties style:font-name="Liberation Mono" fo:font-size="10pt" officeooo:rsid="00b130f6" style:font-size-asian="10pt" style:font-size-complex="10pt"/>
    </style:style>
    <style:style style:name="T44" style:family="text">
      <style:text-properties style:font-name="Liberation Mono" fo:font-size="10pt" officeooo:rsid="001c1a15" style:font-size-asian="10pt" style:font-size-complex="10pt"/>
    </style:style>
    <style:style style:name="T45" style:family="text">
      <style:text-properties style:font-name="Liberation Mono" fo:font-size="10pt" officeooo:rsid="00fb7b71" style:font-size-asian="10pt" style:font-size-complex="10pt"/>
    </style:style>
    <style:style style:name="T46" style:family="text">
      <style:text-properties style:font-name="Liberation Mono" fo:font-size="10pt" officeooo:rsid="01057f3a" style:font-size-asian="10pt" style:font-size-complex="10pt"/>
    </style:style>
    <style:style style:name="T47" style:family="text">
      <style:text-properties style:font-name="Liberation Mono" fo:font-size="10pt" fo:language="en" fo:country="US" style:font-size-asian="10pt" style:font-size-complex="10pt"/>
    </style:style>
    <style:style style:name="T48" style:family="text">
      <style:text-properties style:font-name="Liberation Mono" fo:font-size="10pt" fo:language="en" fo:country="US" officeooo:rsid="003f87d6" style:font-size-asian="10pt" style:font-size-complex="10pt"/>
    </style:style>
    <style:style style:name="T49" style:family="text">
      <style:text-properties style:font-name="Liberation Mono" fo:font-size="10pt" fo:language="en" fo:country="US" officeooo:rsid="00406d01" style:font-size-asian="10pt" style:font-size-complex="10pt"/>
    </style:style>
    <style:style style:name="T50" style:family="text">
      <style:text-properties style:font-name="Liberation Mono" fo:font-size="10pt" fo:language="en" fo:country="US" officeooo:rsid="0072e1c1" style:font-size-asian="10pt" style:font-size-complex="10pt"/>
    </style:style>
    <style:style style:name="T51" style:family="text">
      <style:text-properties style:font-name="Liberation Mono" fo:font-size="10pt" fo:language="en" fo:country="US" officeooo:rsid="00807624" style:font-size-asian="10pt" style:font-size-complex="10pt"/>
    </style:style>
    <style:style style:name="T52" style:family="text">
      <style:text-properties style:font-name="Liberation Mono" fo:font-size="10pt" fo:language="en" fo:country="US" officeooo:rsid="009a6c01" style:font-size-asian="10pt" style:font-size-complex="10pt"/>
    </style:style>
    <style:style style:name="T53" style:family="text">
      <style:text-properties style:font-name="Liberation Mono" fo:font-size="10pt" fo:language="en" fo:country="US" officeooo:rsid="010c879a" style:font-size-asian="10pt" style:font-size-complex="10pt"/>
    </style:style>
    <style:style style:name="T54" style:family="text">
      <style:text-properties style:font-name="Liberation Mono" fo:font-size="10pt" fo:language="en" fo:country="US" officeooo:rsid="010d0a8b" style:font-size-asian="10pt" style:font-size-complex="10pt"/>
    </style:style>
    <style:style style:name="T55" style:family="text">
      <style:text-properties style:font-name="Liberation Mono" fo:font-size="10pt" fo:language="en" fo:country="US" officeooo:rsid="0117aeda" style:font-size-asian="10pt" style:font-size-complex="10pt"/>
    </style:style>
    <style:style style:name="T56" style:family="text">
      <style:text-properties style:font-name="Liberation Mono" fo:font-size="10pt" fo:language="en" fo:country="US" officeooo:rsid="0118529b" style:font-size-asian="10pt" style:font-size-complex="10pt"/>
    </style:style>
    <style:style style:name="T57" style:family="text">
      <style:text-properties style:font-name="Liberation Mono" fo:font-size="10pt" fo:language="en" fo:country="US" fo:background-color="transparent" loext:char-shading-value="0" style:font-size-asian="10pt" style:font-size-complex="10pt"/>
    </style:style>
    <style:style style:name="T58" style:family="text">
      <style:text-properties style:font-name="Liberation Mono" fo:font-size="10pt" fo:language="cs" fo:country="CZ" style:font-size-asian="10pt" style:font-size-complex="10pt"/>
    </style:style>
    <style:style style:name="T59" style:family="text">
      <style:text-properties style:font-name="Liberation Mono" fo:font-size="10pt" fo:language="cs" fo:country="CZ" officeooo:rsid="00237ec9" style:font-size-asian="10pt" style:font-size-complex="10pt"/>
    </style:style>
    <style:style style:name="T60" style:family="text">
      <style:text-properties style:font-name="Liberation Mono" fo:font-size="10pt" fo:language="cs" fo:country="CZ" officeooo:rsid="00406d01" style:font-size-asian="10pt" style:font-size-complex="10pt"/>
    </style:style>
    <style:style style:name="T61" style:family="text">
      <style:text-properties style:font-name="Liberation Mono" fo:font-size="10pt" fo:language="cs" fo:country="CZ" officeooo:rsid="00542f18" style:font-size-asian="10pt" style:font-size-complex="10pt"/>
    </style:style>
    <style:style style:name="T62" style:family="text">
      <style:text-properties style:font-name="Liberation Mono" fo:font-size="10pt" fo:language="cs" fo:country="CZ" officeooo:rsid="005769b4" style:font-size-asian="10pt" style:font-size-complex="10pt"/>
    </style:style>
    <style:style style:name="T63" style:family="text">
      <style:text-properties style:font-name="Liberation Mono" fo:font-size="10pt" fo:language="cs" fo:country="CZ" officeooo:rsid="00825b34" style:font-size-asian="10pt" style:font-size-complex="10pt"/>
    </style:style>
    <style:style style:name="T64" style:family="text">
      <style:text-properties style:font-name="Liberation Mono" fo:font-size="10pt" fo:language="cs" fo:country="CZ" officeooo:rsid="00828af5" style:font-size-asian="10pt" style:font-size-complex="10pt"/>
    </style:style>
    <style:style style:name="T65" style:family="text">
      <style:text-properties style:font-name="Liberation Mono" fo:font-size="10pt" fo:language="cs" fo:country="CZ" officeooo:rsid="00ae3540" style:font-size-asian="10pt" style:font-size-complex="10pt"/>
    </style:style>
    <style:style style:name="T66" style:family="text">
      <style:text-properties style:font-name="Liberation Mono" fo:font-size="10pt" fo:language="cs" fo:country="CZ" officeooo:rsid="00de2f41" style:font-size-asian="10pt" style:font-size-complex="10pt"/>
    </style:style>
    <style:style style:name="T67" style:family="text">
      <style:text-properties style:font-name="Liberation Mono" fo:font-size="10pt" fo:language="cs" fo:country="CZ" officeooo:rsid="00b2a847" style:font-size-asian="10pt" style:font-size-complex="10pt"/>
    </style:style>
    <style:style style:name="T68" style:family="text">
      <style:text-properties style:font-name="Liberation Mono" fo:font-size="10pt" fo:language="cs" fo:country="CZ" officeooo:rsid="00ba96e7" style:font-size-asian="10pt" style:font-size-complex="10pt"/>
    </style:style>
    <style:style style:name="T69" style:family="text">
      <style:text-properties style:font-name="Liberation Mono" fo:font-size="10pt" fo:language="cs" fo:country="CZ" officeooo:rsid="011386ca" style:font-size-asian="10pt" style:font-size-complex="10pt"/>
    </style:style>
    <style:style style:name="T70" style:family="text">
      <style:text-properties style:font-name="Liberation Mono" fo:font-size="10pt" fo:language="cs" fo:country="CZ" officeooo:rsid="0120c0dd" style:font-size-asian="10pt" style:font-size-complex="10pt"/>
    </style:style>
    <style:style style:name="T71" style:family="text">
      <style:text-properties style:font-name="Liberation Mono" fo:font-size="10pt" fo:language="cs" fo:country="CZ" officeooo:rsid="0120c0dd" fo:background-color="#ffa500" loext:char-shading-value="0" style:font-size-asian="10pt" style:font-size-complex="10pt"/>
    </style:style>
    <style:style style:name="T72" style:family="text">
      <style:text-properties style:font-name="Liberation Mono" fo:font-size="10pt" officeooo:rsid="00763680" fo:background-color="#ffff00" loext:char-shading-value="0" style:font-size-asian="10pt" style:font-size-complex="10pt"/>
    </style:style>
    <style:style style:name="T73" style:family="text">
      <style:text-properties style:font-name="Liberation Mono" fo:font-size="10pt" officeooo:rsid="004f5630" fo:background-color="#ffff00" loext:char-shading-value="0" style:font-size-asian="10pt" style:font-size-complex="10pt"/>
    </style:style>
    <style:style style:name="T74" style:family="text">
      <style:text-properties style:font-name="Liberation Mono" fo:font-size="10pt" fo:font-weight="normal" officeooo:rsid="0092816b" style:font-size-asian="10pt" style:font-weight-asian="normal" style:font-size-complex="10pt" style:font-weight-complex="normal"/>
    </style:style>
    <style:style style:name="T75" style:family="text">
      <style:text-properties style:font-name="Liberation Mono" fo:font-size="11pt" fo:language="en" fo:country="US" style:font-size-asian="11pt" style:font-size-complex="11pt"/>
    </style:style>
    <style:style style:name="T76" style:family="text">
      <style:text-properties style:font-name="Liberation Mono" fo:font-size="11pt" style:font-size-asian="11pt" style:font-size-complex="11pt"/>
    </style:style>
    <style:style style:name="T77" style:family="text">
      <style:text-properties style:font-name="Liberation Mono" fo:font-size="11pt" officeooo:rsid="003f87d6" style:font-size-asian="11pt" style:font-size-complex="11pt"/>
    </style:style>
    <style:style style:name="T78" style:family="text">
      <style:text-properties officeooo:rsid="003bdecf"/>
    </style:style>
    <style:style style:name="T79" style:family="text">
      <style:text-properties officeooo:rsid="003d6ce7"/>
    </style:style>
    <style:style style:name="T80" style:family="text">
      <style:text-properties officeooo:rsid="003f87d6"/>
    </style:style>
    <style:style style:name="T81" style:family="text">
      <style:text-properties officeooo:rsid="0041cf22"/>
    </style:style>
    <style:style style:name="T82"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83"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84"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85"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86"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87" style:family="text">
      <style:text-properties fo:font-variant="normal" fo:text-transform="none" fo:color="#000000" style:font-name="Liberation Mono" fo:font-size="10pt" fo:letter-spacing="normal" fo:language="cs" fo:country="CZ" fo:font-style="normal" fo:font-weight="normal" officeooo:rsid="0110dd81" style:font-size-asian="10pt" style:font-size-complex="10pt"/>
    </style:style>
    <style:style style:name="T88"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89"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90"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91"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92"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93" style:family="text">
      <style:text-properties officeooo:rsid="004f5630"/>
    </style:style>
    <style:style style:name="T94" style:family="text">
      <style:text-properties officeooo:rsid="001c1a15"/>
    </style:style>
    <style:style style:name="T95" style:family="text">
      <style:text-properties officeooo:rsid="0053eb40"/>
    </style:style>
    <style:style style:name="T96" style:family="text">
      <style:text-properties officeooo:rsid="0054ccb9"/>
    </style:style>
    <style:style style:name="T97" style:family="text">
      <style:text-properties officeooo:rsid="00569424"/>
    </style:style>
    <style:style style:name="T98" style:family="text">
      <style:text-properties officeooo:rsid="0056da22"/>
    </style:style>
    <style:style style:name="T99" style:family="text">
      <style:text-properties officeooo:rsid="005769b4"/>
    </style:style>
    <style:style style:name="T100" style:family="text">
      <style:text-properties officeooo:rsid="0058b86e"/>
    </style:style>
    <style:style style:name="T101" style:family="text">
      <style:text-properties officeooo:rsid="005a147b"/>
    </style:style>
    <style:style style:name="T102" style:family="text">
      <style:text-properties officeooo:rsid="005ac53c"/>
    </style:style>
    <style:style style:name="T103" style:family="text">
      <style:text-properties officeooo:rsid="005b8b12"/>
    </style:style>
    <style:style style:name="T104" style:family="text">
      <style:text-properties officeooo:rsid="00855e95" fo:background-color="#ffa07a" loext:char-shading-value="0"/>
    </style:style>
    <style:style style:name="T105" style:family="text">
      <style:text-properties officeooo:rsid="0060eb84"/>
    </style:style>
    <style:style style:name="T106" style:family="text">
      <style:text-properties officeooo:rsid="0062b08a"/>
    </style:style>
    <style:style style:name="T107" style:family="text">
      <style:text-properties officeooo:rsid="0063d80c"/>
    </style:style>
    <style:style style:name="T108" style:family="text">
      <style:text-properties officeooo:rsid="0067e3e6"/>
    </style:style>
    <style:style style:name="T109" style:family="text">
      <style:text-properties officeooo:rsid="00542f18"/>
    </style:style>
    <style:style style:name="T110" style:family="text">
      <style:text-properties fo:font-style="italic" style:font-style-asian="italic" style:font-style-complex="italic"/>
    </style:style>
    <style:style style:name="T111" style:family="text">
      <style:text-properties fo:font-style="normal" style:font-style-asian="normal" style:font-style-complex="normal"/>
    </style:style>
    <style:style style:name="T112" style:family="text">
      <style:text-properties officeooo:rsid="0074416c"/>
    </style:style>
    <style:style style:name="T113" style:family="text">
      <style:text-properties officeooo:rsid="007471e4"/>
    </style:style>
    <style:style style:name="T114" style:family="text">
      <style:text-properties officeooo:rsid="00763680"/>
    </style:style>
    <style:style style:name="T115" style:family="text">
      <style:text-properties officeooo:rsid="007b97fc"/>
    </style:style>
    <style:style style:name="T116" style:family="text">
      <style:text-properties officeooo:rsid="007f21ea"/>
    </style:style>
    <style:style style:name="T117" style:family="text">
      <style:text-properties officeooo:rsid="00858909"/>
    </style:style>
    <style:style style:name="T118" style:family="text">
      <style:text-properties officeooo:rsid="008ad549"/>
    </style:style>
    <style:style style:name="T119" style:family="text">
      <style:text-properties officeooo:rsid="008b9202"/>
    </style:style>
    <style:style style:name="T120" style:family="text">
      <style:text-properties officeooo:rsid="00901f99"/>
    </style:style>
    <style:style style:name="T121" style:family="text">
      <style:text-properties fo:font-weight="normal" officeooo:rsid="0092816b" style:font-weight-asian="normal" style:font-weight-complex="normal"/>
    </style:style>
    <style:style style:name="T122" style:family="text">
      <style:text-properties officeooo:rsid="0092816b"/>
    </style:style>
    <style:style style:name="T123" style:family="text">
      <style:text-properties officeooo:rsid="009c4906"/>
    </style:style>
    <style:style style:name="T124" style:family="text">
      <style:text-properties officeooo:rsid="009ce637"/>
    </style:style>
    <style:style style:name="T125" style:family="text">
      <style:text-properties officeooo:rsid="004e788f"/>
    </style:style>
    <style:style style:name="T126" style:family="text">
      <style:text-properties officeooo:rsid="00a22bc0"/>
    </style:style>
    <style:style style:name="T127" style:family="text">
      <style:text-properties officeooo:rsid="00a2a83c"/>
    </style:style>
    <style:style style:name="T128" style:family="text">
      <style:text-properties officeooo:rsid="00a56437"/>
    </style:style>
    <style:style style:name="T129" style:family="text">
      <style:text-properties officeooo:rsid="00a58018"/>
    </style:style>
    <style:style style:name="T130" style:family="text">
      <style:text-properties officeooo:rsid="001731a4"/>
    </style:style>
    <style:style style:name="T131" style:family="text">
      <style:text-properties officeooo:rsid="00a96e3f"/>
    </style:style>
    <style:style style:name="T132" style:family="text">
      <style:text-properties officeooo:rsid="00ab224b"/>
    </style:style>
    <style:style style:name="T133" style:family="text">
      <style:text-properties officeooo:rsid="00b130f6"/>
    </style:style>
    <style:style style:name="T134" style:family="text">
      <style:text-properties officeooo:rsid="00b2a847"/>
    </style:style>
    <style:style style:name="T135" style:family="text">
      <style:text-properties officeooo:rsid="00b532d9"/>
    </style:style>
    <style:style style:name="T136" style:family="text">
      <style:text-properties officeooo:rsid="00b8fef1"/>
    </style:style>
    <style:style style:name="T137" style:family="text">
      <style:text-properties officeooo:rsid="00bc038e"/>
    </style:style>
    <style:style style:name="T138" style:family="text">
      <style:text-properties officeooo:rsid="00c09689"/>
    </style:style>
    <style:style style:name="T139" style:family="text">
      <style:text-properties officeooo:rsid="00c23878"/>
    </style:style>
    <style:style style:name="T140" style:family="text">
      <style:text-properties officeooo:rsid="0097841a"/>
    </style:style>
    <style:style style:name="T141" style:family="text">
      <style:text-properties officeooo:rsid="00d60bee"/>
    </style:style>
    <style:style style:name="T142" style:family="text">
      <style:text-properties officeooo:rsid="00d7cd84"/>
    </style:style>
    <style:style style:name="T143" style:family="text">
      <style:text-properties officeooo:rsid="00df122c"/>
    </style:style>
    <style:style style:name="T144" style:family="text">
      <style:text-properties fo:background-color="#ffff00" loext:char-shading-value="0"/>
    </style:style>
    <style:style style:name="T145" style:family="text">
      <style:text-properties officeooo:rsid="0097841a" fo:background-color="#ffff00" loext:char-shading-value="0"/>
    </style:style>
    <style:style style:name="T146" style:family="text">
      <style:text-properties officeooo:rsid="00f6f2e5" fo:background-color="#ffff00" loext:char-shading-value="0"/>
    </style:style>
    <style:style style:name="T147" style:family="text">
      <style:text-properties officeooo:rsid="010469a9" fo:background-color="#ffff00" loext:char-shading-value="0"/>
    </style:style>
    <style:style style:name="T148" style:family="text">
      <style:text-properties officeooo:rsid="00763680" fo:background-color="#ffff00" loext:char-shading-value="0"/>
    </style:style>
    <style:style style:name="T149" style:family="text">
      <style:text-properties officeooo:rsid="00fd8e29"/>
    </style:style>
    <style:style style:name="T150" style:family="text">
      <style:text-properties officeooo:rsid="0101ca2e"/>
    </style:style>
    <style:style style:name="T151" style:family="text">
      <style:text-properties officeooo:rsid="01132914"/>
    </style:style>
    <style:style style:name="T152" style:family="text">
      <style:text-properties officeooo:rsid="0113fd5f"/>
    </style:style>
    <style:style style:name="T153" style:family="text">
      <style:text-properties fo:color="#0000ff" fo:language="cs" fo:country="CZ" officeooo:rsid="0113fd5f"/>
    </style:style>
    <style:style style:name="T154" style:family="text">
      <style:text-properties fo:color="#0000ff" fo:language="cs" fo:country="CZ" officeooo:rsid="0115f08b"/>
    </style:style>
    <style:style style:name="T155" style:family="text">
      <style:text-properties fo:color="#0000ff" fo:language="en" fo:country="US" officeooo:rsid="0113fd5f"/>
    </style:style>
    <style:style style:name="T156" style:family="text">
      <style:text-properties fo:color="#0000ff" fo:language="en" fo:country="US" officeooo:rsid="0115f08b"/>
    </style:style>
    <style:style style:name="T157" style:family="text">
      <style:text-properties officeooo:rsid="0115f08b"/>
    </style:style>
    <style:style style:name="T158" style:family="text">
      <style:text-properties fo:color="#ff0000"/>
    </style:style>
    <style:style style:name="T159" style:family="text">
      <style:text-properties fo:color="#ff0000" style:font-name="Liberation Mono" fo:font-size="10pt" fo:language="cs" fo:country="CZ" officeooo:rsid="011bc908" style:font-size-asian="10pt" style:font-size-complex="10pt"/>
    </style:style>
    <style:style style:name="T160" style:family="text">
      <style:text-properties fo:color="#ff0000" style:font-name="Liberation Mono" fo:font-size="10pt" fo:language="en" fo:country="US" style:font-size-asian="10pt" style:font-size-complex="10pt"/>
    </style:style>
    <style:style style:name="T161" style:family="text">
      <style:text-properties fo:color="#ff0000" style:font-name="Liberation Mono" fo:font-size="10pt" style:font-size-asian="10pt" style:font-size-complex="10pt"/>
    </style:style>
    <style:style style:name="T162" style:family="text">
      <style:text-properties officeooo:rsid="0120c0dd"/>
    </style:style>
    <style:style style:name="T163" style:family="text">
      <style:text-properties officeooo:rsid="0120c0dd" fo:background-color="#ffa500" loext:char-shading-value="0"/>
    </style:style>
    <style:style style:name="T164" style:family="text">
      <style:text-properties officeooo:rsid="00ba96e7" fo:background-color="transparent" loext:char-shading-value="0"/>
    </style:style>
    <style:style style:name="T165" style:family="text">
      <style:text-properties officeooo:rsid="0120c0dd"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3" text:outline-level="1">Universal Dependencies do PML-TQ</text:h>
      <text:p text:style-name="P48">Nové vydání UD se vždy kopíruje do /net/data, např. /net/data/universal-dependencies-2.12. <text:span text:style-name="T94">Zatím se data do PML-TQ posílají z Treexu, takže nejdříve je musím nalít do HamleDTu </text:span>(/net/work/people/zeman/hamledt/populate_ud.pl <text:span text:style-name="T132">2.12</text:span>)<text:span text:style-name="T94">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2">V HamleDTu je dále v Makefile cíl pmltq, který data rozseká na menší a trochu jinak pojmenované treexové soubory. <text:span text:style-name="T117">Také přidá na začátek id uzlu kód jazyka a treebanku, takže id bude jednoznačné napříč celými UD (předpokládáme, že jednoznačnost v rámci jednoho treebanku byla zajištěna už při první konverzi CoNLL-U do Treexu).</text:span></text:p>
      <text:h text:style-name="P125" text:outline-level="2">Z HamleDTu do složky projektu PML-TQ</text:h>
      <text:p text:style-name="P76">Vlézt do /net/work/projects/pmltq/bin. <text:span text:style-name="T114">Otevřít skript </text:span><text:span text:style-name="T72">get_ud.sh</text:span><text:span text:style-name="T114">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 (</text:span><text:span text:style-name="T148">ideálně by se tohle mělo zjistit automaticky z metadat v souboru README každého treebanku, ale to bych asi ten skript možná taky chtěl přepsat ze shellu do Perlu</text:span><text:span text:style-name="T114">).</text:span> <text:span text:style-name="T114">Pak ten skript</text:span> spustit. Tím se treexové soubory zkopírují do /net/work/projects/pmltq/data/ud212/treex.</text:p>
      <text:p text:style-name="P74"><text:span text:style-name="T58">cd /net/work/projects/pmltq/bin<text:line-break/></text:span><text:span text:style-name="T66">vim ./get_ud.sh</text:span><text:span text:style-name="T58"><text:line-break/>./get_ud.sh </text:span><text:span text:style-name="T66">--release 212</text:span></text:p>
      <text:p text:style-name="P73">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150">243</text:span> treebanků nastala chyba a treebank se nevložil do PML-TQ správně. <text:span text:style-name="T133">Nyní už je volání </text:span><text:span text:style-name="T43">gunzip-gzip</text:span><text:span text:style-name="T133"> součástí skriptu </text:span><text:span text:style-name="T43">get_ud.sh</text:span><text:span text:style-name="T133">, takže to nemusím volat ručně.</text:span></text:p>
      <text:p text:style-name="P75"><text:span text:style-name="T93">Od této chvíle pokračujeme skriptem </text:span><text:span text:style-name="T73">pmltq</text:span><text:span text:style-name="T93"> (Michal Sedlák </text:span><text:span text:style-name="T6">&amp; </text:span><text:span text:style-name="T27">Matyáš Kopp). Na ÚFALu je nainstalovaný a dá se případně aktualizovat přes CPAN (cpanm PMLTQ). </text:span><text:span text:style-name="T26">Od jara 2019 je navíc PMLTQ rozděleno na několik samostatných balíčků. Matyáš: </text:span><text:span text:style-name="T28">„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7"> </text:span><text:span text:style-name="T20">Pozor na to, abychom v Perlbrew používali verzi Perlu, pro kterou jsme nainstalovali PMLTQ. </text:span><text:span text:style-name="T23">Kromě toho</text:span><text:span text:style-name="T20"> významná část práce vyžaduje modul DBD::Pg, </text:span><text:soft-page-break/><text:span text:style-name="T20">který nejde nainstalovat jednoduše z CPANu, protože vyžaduje nějaké binární knihovny pro práci s Postgresem, které se instalují zvlášť. </text:span><text:span text:style-name="T23">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20"> Každopádně to celé </text:span><text:span text:style-name="T24">v minulosti nefungovalo na clusteru; po instalaci DBD::Pg do Perlbrew jsem to ještě netestoval. </text:span><text:span text:style-name="T29">(Update 16.5.2023: Nefunguje to nejen na clusteru, ale teď už zase ani na blackbirdu, na kterém kluci během posledního půl roku aktualizovali systém. </text:span><text:span text:style-name="T30">Na moji žádost Milan provedl stejný trik tentokrát na zenovi.</text:span><text:span text:style-name="T29">)</text:span></text:p>
      <text:p text:style-name="P42"><text:span text:style-name="T13">Matyáš tvoří nějakou dokumentaci </text:span><text:span text:style-name="T20">k PMLTQ</text:span><text:span text:style-name="T13">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3">. </text:span><text:span text:style-name="T10">Kromě toho mám n</text:span><text:span text:style-name="T94">ějaké dost staré poznámky (včetně nahrávky Michalovy přednášky před tím, než odešel z ÚFALu, tj. na konci roku 2015) uložené v </text:span><text:span text:style-name="T44">C:\Users\Dan\Documents\Lingvistika\Nástroje\pmltq</text:span><text:span text:style-name="T94">.</text:span></text:p>
      <text:p text:style-name="P47"><text:span text:style-name="T38">cpanm -n PMLTQ<text:line-break/></text:span><text:span text:style-name="T45">cpanm -n PMLTQ::Commands<text:line-break/></text:span><text:span text:style-name="T46">cpanm -n PMLTQ::PML2BASE</text:span><text:span text:style-name="T45"><text:line-break/></text:span>… zatím raději přeskakovat testy, pro konverzi to stačí. V <text:span text:style-name="T149">listopadu</text:span> 20<text:span text:style-name="T143">22</text:span> je aktuální verze <text:span text:style-name="T138">3.0.2 (2.0.3 u ::Commands a 3.0.1 u PML2BASE)</text:span>.</text:p>
      <text:p text:style-name="P145">V květnu 2023 Matyáš zjistil, že instalace PMLTQ::Commands nenainstalovala důležitý soubor init.sql tam, kde měl být, takže jsem ho musel ručně symlinkovat z místa, kde se nacházel:</text:p>
      <text:p text:style-name="P146">[15:39:46]zen:/net/work/projects/perlbrew/Ubuntu/22.04/x86_64/perls/perl-5.18.4/lib/share/sql&gt; ln -s ../../site_perl/5.18.4/auto/share/dist/PMLTQ-Commands/sql/init.sql .</text:p>
      <text:p text:style-name="P47">Netreexové neznámé PML musí mít nejdříve vytvořen stylesheet, aby šlo zobrazit v Tredu. A ze stejných důvodů to v podstatě musí být PML, protože přimět Tred, aby načetl ne-PML formát, by bylo ještě obtížnější. <text:span text:style-name="T108">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41">Universal Dependencies jsou zvláštní tím, že nejde o jeden treebank, ale o sbírku mnoha podobných treebanků. Skript tedy budeme pouštět opakovaně s různými parametry pro jednotlivé treebanky. <text:span text:style-name="T119">Dávkové pouštění je popsáno o několik stránek níže. Následující kapitolu ale nemůžeme přeskočit, jinak později nebude k dispozici treexové schéma XML!</text:span></text:p>
      <text:h text:style-name="P126" text:outline-level="2">Treexové schéma XML</text:h>
      <text:p text:style-name="P53">PMLTQ potřebuje vidět PML schéma pro daný treebank, v našem případě zatím treexové schéma. <text:span text:style-name="T93">(Kromě toho je potřeba, aby schéma bylo k dispozici i na serveru po zprovoznění treebanku, o tom podrobněji níže.) Vytvoříme proto symbolický odkaz</text:span> resources <text:span text:style-name="T134">z datové složky příslušného vydání UD do </text:span><text:span text:style-name="T47">$TREEX/lib/Treex/Core/share/tred_extension/treex/resources/</text:span><text:span text:style-name="T2">. </text:span><text:span text:style-name="T25">Nyní už by se to mělo stát automaticky na konci </text:span><text:span text:style-name="T67">get_ud.sh</text:span><text:span text:style-name="T25">, ale raději zkontrolovat.</text:span></text:p>
      <text:p text:style-name="P33"><text:soft-page-break/><text:span text:style-name="T139">cd /net/work/projects/pmltq/data/ud212</text:span><text:line-break/>ln -s /net/work/people/zeman/treex/lib/Treex/Core/share/tred_extension/treex/resources</text:p>
      <text:h text:style-name="P127" text:outline-level="2">Server euler</text:h>
      <text:p text:style-name="P81">Server PML-TQ běží na stroji, který byl řadu let přístupný na adrese euler.ms.mff.cuni.cz. V lednu 2023 mu Milan sebral veřejnou IP adresu, takže nadále je přístupný přes vnitřní adresu 10.10.51.124, navíc ne ze všech našich strojů. Kromě VPN pro vybrané uživatele (mj. Matyáš, Dan a Jirka) je přístupný z questa. V tomto dokumentu mu pro jednoduchost nadále říkám euler.</text:p>
      <text:p text:style-name="P81">Abych na eulera mohl přistupovat z jiných úfalích počítačů, musím si vytvořit tunel (proxy) přes questa. To se dělá pomocí konfiguračního souboru ve sdíleném domovském adresáři na úfalí síti (nikoli v tom na questu): <text:span text:style-name="T75">~/.ssh/config</text:span><text:span text:style-name="T2">. </text:span><text:span text:style-name="T31">Potom by mělo stačit „ssh euler“, „ssh pmltq“, „scp … pmltq:/...“ atd. a ssh by mělo samo doplnit potřebné údaje včetně protunelování skrz quest.</text:span></text:p>
      <text:p text:style-name="P34">Host quest<text:line-break/> <text:s text:c="3"/>HostName quest.ms.mff.cuni.cz<text:line-break/> <text:s text:c="3"/>User zeman<text:line-break/> <text:s text:c="3"/>IdentityFile ~/.ssh/id_rsa<text:line-break/>Host euler<text:line-break/> <text:s text:c="3"/>HostName 10.10.51.124<text:line-break/> <text:s text:c="3"/>User zeman<text:line-break/> <text:s text:c="3"/>IdentityFile ~/.ssh/id_rsa<text:line-break/> <text:s text:c="3"/>ProxyJump quest<text:line-break/>Host pmltq<text:line-break/> <text:s text:c="3"/>HostName 10.10.51.124<text:line-break/> <text:s text:c="3"/>User pmltq<text:line-break/> <text:s text:c="3"/>IdentityFile ~/.ssh/id_rsa<text:line-break/> <text:s text:c="3"/>ProxyJump quest</text:p>
      <text:p text:style-name="P84">Některé operace na eulerovi musím provádět pod svým vlastním uživatelským jménem (které má právo sudo), některé pod uživatelem „pmltq“. <text:span text:style-name="T19">Heslo uživatele „pmltq“ z tohoto dokumentu odstraňuju, abych mohl dokument verzovat na Githubu.</text:span><text:span text:style-name="T4"> </text:span><text:span text:style-name="T10">Je ale možné se přihlašovat bez hesla pomocí klíčů. Obsah souboru s veřejným klíčem je třeba přidat na cílovém stroji a účtu do souboru </text:span><text:span text:style-name="T75">~/.ssh/authorized_keys</text:span><text:span text:style-name="T2">. </text:span><text:span text:style-name="T10">Na zdrojovém stroji je pak třeba použít ssh agenta, který si po prvotním zadání hesla udržuje rozšifrovaný soukromý klíč v paměti.</text:span></text:p>
      <text:p text:style-name="P11">Omezený přístup na server má vliv také na databázové operace, které budeme provádět během importu. Dříve stačilo v konfiguraci perlového pmltq nastavit host: euler.ms.mff.cuni.cz, port: 5432, user: pmltq. Nyní musíme vytvořit ssh tunel, díky němuž se databázový server Postgres bude jevit jako lokální služba na jiném portu:</text:p>
      <text:p text:style-name="P35">ssh -t -L 15432:127.0.0.1:5432 pmltq &amp;</text:p>
      <text:p text:style-name="P11">Potom do konfigurace pmltq vyplníme odpovídající údaje, jako kdyby Postgres běžel na lokálním počítači:</text:p>
      <text:p text:style-name="P35">db:<text:line-break/> <text:s text:c="3"/>host: localhost<text:line-break/> <text:s text:c="3"/>port: 15432</text:p>
      <text:p text:style-name="P11"><text:soft-page-break/>Ovšem tunel ssh musí zůstat aktivní po celou dobu, po kterou lokální nástroj pmltq běží a potřebuje komunikovat s databází.</text:p>
      <text:h text:style-name="P139" text:outline-level="3">Databáze Postgres na eulerovi</text:h>
      <text:p text:style-name="P86">Po přihlášení na eulera můžeme přímo na něm komunikovat s databázovým serverem Postgres pomocí programu <text:span text:style-name="T76">psql</text:span>.<text:span text:style-name="T80"> (Zvenku lze nápovědu získat pomocí „</text:span><text:span text:style-name="T77">psql --help</text:span><text:span text:style-name="T80">“; zevnitř pomocí „</text:span><text:span text:style-name="T77">\?</text:span><text:span text:style-name="T80">“ (pro interní příkazy) nebo „</text:span><text:span text:style-name="T77">\help</text:span><text:span text:style-name="T80">“ (pro příkazy SQL).) </text:span>Vlastníkem databází, které nás zajímají, je uživatel „pmltq“, proto chceme být na eulera přihlášeni jako tento uživatel.<text:span text:style-name="T80"> Nemá ale právo sudo, takže na drsnější operace, jako je restart serveru, se musím přihlásit jako „zeman“.</text:span></text:p>
      <text:p text:style-name="P86">Pomocí „-l“ si můžeme nechat vypsat seznam všech databází, které na serveru existují.</text:p>
      <text:p text:style-name="P38"><text:span text:style-name="T59">ssh </text:span><text:span text:style-name="T69">pmltq</text:span><text:span text:style-name="T10"><text:line-break/></text:span><text:span text:style-name="T59">psql --help </text:span><text:span text:style-name="T48">| less<text:line-break/>psql -</text:span><text:span text:style-name="T69">l | less</text:span></text:p>
      <text:p text:style-name="P88">Lze se připojit i vzdáleně přes port 5432, např. pomocí perlového modulu DBD::Pg. Pochopitelně to ale jde udělat pouze ze strojů, které eulera vidí, což jsou teď pouze stroje na síti se službami, plus stroje, kterým se vytvoří příslušný tunel.</text:p>
      <text:p text:style-name="P87">Navíc má Postgres už z dřívějška nastaveno, že přijímá spojení pouze z předem vyjmenovaných adres. Toto nastavení je uloženo v souboru „pg_hba.conf“. Po editaci tohoto souboru je třeba restartovat Postgres, <text:span text:style-name="T152">aby si načetl novou konfiguraci, nebo vlézt do psql a konfiguraci načíst ručně.</text:span></text:p>
      <text:p text:style-name="P26"><text:span text:style-name="T11">ssh </text:span><text:span text:style-name="T32">euler</text:span><text:span text:style-name="T10"><text:line-break/></text:span><text:span text:style-name="T32">sudo -u postgres vim /etc/postgresql/9.3/main/pg_hba.conf</text:span><text:span text:style-name="T7"><text:line-break/></text:span><text:span text:style-name="T33">sudo /etc/init.d/postgresql restart</text:span></text:p>
      <text:p text:style-name="P89">Alternativa s načtením konfigurace uvnitř psql, <text:span text:style-name="T157">bez nutnosti restartovat server</text:span>:</text:p>
      <text:p text:style-name="P27"><text:span text:style-name="T33">sudo -u postgres psql</text:span><text:span text:style-name="T10"><text:line-break/></text:span><text:span text:style-name="T154">psql (10.18 (Ubuntu 10.18-0ubuntu0.18.04.1), server 9.3.24)<text:line-break/>Type "help" for help.<text:line-break/></text:span><text:span text:style-name="T153">postgres</text:span><text:span text:style-name="T155">=#</text:span><text:span text:style-name="T8"> SHOW hba_file;<text:line-break/></text:span><text:span text:style-name="T155"> <text:s text:c="14"/>hba_file<text:line-break/>--------------------------------------<text:line-break/> /etc/postgresql/9.3/main/pg_hba.conf<text:line-break/>(1 row)<text:line-break/></text:span><text:span text:style-name="T156">postgres=# </text:span><text:span text:style-name="T9">select pg_reload_conf();<text:line-break/></text:span><text:span text:style-name="T156"> pg_reload_conf<text:line-break/>----------------<text:line-break/> t<text:line-break/>(1 row)</text:span></text:p>
      <text:p text:style-name="P90">Zdá se, že konfigurace důvěřuje všem lokálním IPv4 spojením (tj. z adresy 127.0.0.1 na eulerovi). Takže při použití ssh tunelu, který povede na eulera a tam se lokálně spojí s Postgresem, by nemělo být potřeba konfiguraci měnit.</text:p>
      <text:p text:style-name="P91"><text:span text:style-name="T59">ssh </text:span><text:span text:style-name="T69">pmltq</text:span><text:span text:style-name="T34"><text:line-break/></text:span><text:span text:style-name="T48">psql -</text:span><text:span text:style-name="T69">l | less<text:line-break/></text:span><text:span text:style-name="T55">psql -d uden_pud211<text:line-break/>\dt<text:tab/></text:span><text:span text:style-name="T2">(show the list of tables)</text:span><text:span text:style-name="T55"><text:line-break/>SELECT id, ord, form, lemma, tag FROM "a-node" WHERE id LIKE 'en-pud-n01001011%' </text:span><text:soft-page-break/><text:span text:style-name="T55">ORDER BY ord;<text:line-break/>\q</text:span></text:p>
      <text:p text:style-name="P9">Tunel se v ssh vytvoří pomocí přepínače -L (přesměrování lokálního portu na vzdálený), ale není mi jasné, jak nejlépe ssh spustit, aby tunel zůstal běžet na pozadí a já se mohl vrátit do původního shellu a pouštět příkazy, které budou tunel využívat. Zatím umím jenom tohle – ssh na vzdáleném serveru pustí nějaký příkaz, třeba sleep, musím ale zadat dostatečně dlouhý spánek, aby ssh i s celým tunelem neskončilo dřív, než dokončím akce, které ten tunel potřebují:</text:p>
      <text:p text:style-name="P28">ssh -n -L 127.0.0.1:<text:span text:style-name="T158">15432</text:span>:127.0.0.1:<text:span text:style-name="T158">5432</text:span> pmltq sleep 7d &amp;</text:p>
      <text:p text:style-name="P92"><text:span text:style-name="T47">perl </text:span><text:span text:style-name="T56">-CDS</text:span><text:span text:style-name="T47"> -e 'use DBI; my $db = DBI-&gt;connect("dbi:Pg:database=uden_pud211;host=127.0.0.1;port=</text:span><text:span text:style-name="T159">1</text:span><text:span text:style-name="T160">5432</text:span><text:span text:style-name="T47">"</text:span><text:span text:style-name="T57">, "pmltq"</text:span><text:span text:style-name="T47">); my $query = $db-&gt;prepare("SELECT id, ord, form, lemma, tag FROM \"a-node\" ORDER BY </text:span><text:span text:style-name="T56">ord</text:span><text:span text:style-name="T47">"); $query-&gt;execute(); </text:span><text:span text:style-name="T56">while(my @radek = $query-&gt;fetchrow_array()) { if($radek[0] =~ m/^en-pud-n01001011/) { print(join("\t", @radek), "\n"); } }</text:span><text:span text:style-name="T47">'</text:span></text:p>
      <text:p text:style-name="P10">V této konstelaci mi ten perlový kód funguje bez hesla pro uživatele pmltq, možná proto, že tunel už je na tohoto uživatele přihlášen. Pořád ale v tom Perlu musím jméno uživatele uvést.</text:p>
      <text:p text:style-name="P96"><text:span text:style-name="T144">Tipy na elegantnější řešení tunelu jsou na </text:span><text:a xlink:type="simple" xlink:href="https://stackoverflow.com/questions/2241063/bash-script-to-set-up-a-temporary-ssh-tunnel" text:style-name="Internet_20_link" text:visited-style-name="Visited_20_Internet_20_Link"><text:span text:style-name="T144">https://stackoverflow.com/questions/2241063/bash-script-to-set-up-a-temporary-ssh-tunnel</text:span></text:a><text:span text:style-name="T144">.</text:span></text:p>
      <text:h text:style-name="P128" text:outline-level="2">Kopírování dat na server</text:h>
      <text:p text:style-name="P63">To, že <text:span text:style-name="T123">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38">.treex.gz</text:span>.</text:p>
      <text:p text:style-name="P64"><text:span text:style-name="T10">Kopírujeme najednou data všech UD treebanků do společné složky </text:span><text:span text:style-name="T58">euler:/opt/pmltq-data/ud212</text:span><text:span text:style-name="T10">. </text:span><text:span text:style-name="T16">Pozor! Jak je uvedeno níže, podsložku „resources“ na eulera kopírovat nechceme. </text:span><text:span text:style-name="T17">A pokud jde o podsložku „sql_dump“, ta sice na eulerovi ničemu nevadí, ale bude tam zbytečně zabírat místo, takže ji můžeme také vynechat. </text:span><text:span text:style-name="T18">Zkopírujeme tedy pouze podsložku „treex“, nejdřív se ale musíme na eulera nalogovat a vytvořit tam složku „ud212“.</text:span></text:p>
      <text:p text:style-name="P82"><text:span text:style-name="T53">ssh quest.ms.mff.cuni.cz</text:span><text:span text:style-name="T50"><text:line-break/>s</text:span><text:span text:style-name="T47">sh pmltq@</text:span><text:span text:style-name="T53">10.10.51.124</text:span></text:p>
      <text:p text:style-name="P83">resp.</text:p>
      <text:p text:style-name="P82"><text:span text:style-name="T54">ssh pmltq</text:span><text:span text:style-name="T47"><text:line-break/>mkdir -p /opt/pmltq-data/ud212<text:line-break/>exit<text:line-break/>scp -r treex pmltq:/opt/pmltq-data/ud212/treex</text:span></text:p>
      <text:h text:style-name="P129" text:outline-level="2">Aktualizace treexového schématu na eulerovi</text:h>
      <text:p text:style-name="P65">XML (PML) schéma treexových dokumentů se občas mění, např. když přidám nové rysy do Intersetu <text:span text:style-name="T124">nebo nové kódy jazyků</text:span>. <text:span text:style-name="T124">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6"><text:soft-page-break/>Print server nejdřív zkouší najít schémata u dat, jak lze zjistit na řádku začínajícím „<text:span text:style-name="T2">my $resources</text:span><text:span text:style-name="T10">“ v souboru </text:span><text:span text:style-name="T83">~/ubic/service/pmltq/print</text:span><text:span text:style-name="T10">. Pouze schémata, která se takhle nenajdou, si Tred musí opatřit, kde umí, tj. např. v treexovém rozšíření. </text:span><text:span text:style-name="T125">To rozšíření se nachází v následující složce (je do ní nalinkováno i </text:span><text:span text:style-name="T83">/opt/print-server/tred-extensions/treex</text:span><text:span text:style-name="T125">) a pozor, </text:span><text:span text:style-name="T83">/opt/treex</text:span><text:span text:style-name="T125"> je klon gitového repozitáře Treexu, takže když mu jen tak přeplácnu schéma, zkomplikuju budoucí synchronizaci.</text:span></text:p>
      <text:p text:style-name="P39">/opt/treex/lib/Treex/Core/share/tred_extension/treex/resources</text:p>
      <text:p text:style-name="P67">Vlastníkem je root, takže aktualizaci <text:span text:style-name="T124">musím</text:span> dělat nalogovaný jako zeman a s použitím sudo.</text:p>
      <text:p text:style-name="P68"><text:span text:style-name="T113">Následovně bude</text:span> také potřeba restartovat print server. Ten běží ve virtuálním x-boxu (monitoru) ubic, kde se pak výsledek uloží do SVG. <text:span text:style-name="T124">Restart může provést i uživatel pmltq bez sudo a naopak uživateli zeman to asi nebude fungovat, protože nemusí mít nastavený správný Perl nebo Ubic.</text:span></text:p>
      <text:p text:style-name="P121"><text:span text:style-name="T90">s</text:span><text:span text:style-name="T91">sh </text:span><text:span text:style-name="T87">euler</text:span><text:span text:style-name="T91"><text:line-break/></text:span><text:span text:style-name="T92">cd </text:span><text:span text:style-name="T82">/opt/treex/lib/Treex/Core/share/tred_extension/treex/resources<text:line-break/></text:span><text:span text:style-name="T84">sudo git pull </text:span><text:span text:style-name="T86">--</text:span><text:span text:style-name="T84">no-edit<text:line-break/></text:span><text:span text:style-name="T85">exit<text:line-break/>ssh pmltq</text:span><text:span text:style-name="T91"><text:line-break/></text:span><text:span text:style-name="T82">ubic restart pmltq<text:line-break/></text:span><text:span text:style-name="T88">rm </text:span><text:span text:style-name="T89">-f</text:span><text:span text:style-name="T88"> /opt/print-server/svg_cache/*.svg</text:span></text:p>
      <text:p text:style-name="P80">Kvůli velkému počtu souborů v cachi se může stát, že poslední výše uvedený příkaz oznámí „<text:span text:style-name="T2">Argument list too long</text:span>“. V tom případě můžeme využít pomalejší, ale jistější ekvivalent v Perlu:</text:p>
      <text:p text:style-name="P122">perl -e '@f = glob("/opt/print-server/svg_cache/*.svg"); printf("Removing %d files from the cache...\n", scalar(@f)); foreach my $f (@f) { system("rm -f $f") }'</text:p>
      <text:p text:style-name="P79">Kdyby bylo potřeba restartovat Postgres (např. teď to zrovna vypadá, že se vyčerpal počet otevřených spojení a všechno přestalo fungovat):</text:p>
      <text:p text:style-name="P39">sudo /etc/init.d/postgresql restart<text:line-break/>ubic restart pmltq</text:p>
      <text:p text:style-name="P69">(Ano, po restartu Postgresu je potřeba znova restartovat ubic pmltq, což není jen restart print serveru, ale také serveru pmltq, se kterým komunikuje webové rozhraní. Jinak bude Postgres sice komunikovat, ale webová aplikace PML-TQ nepoběží.)</text:p>
      <text:h text:style-name="P130" text:outline-level="2">Troubleshooting</text:h>
      <text:p text:style-name="P70">Obecně na problémy s print serverem ukazuje, když všechno funguje včetně dotazů s agregačními filtry (<text:span text:style-name="T131">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0">Dá se to zkoumat v logu print serveru, který je tady:</text:p>
      <text:p text:style-name="P39">pmltq@euler:~$ tail -F ~/ubic/log/print.log</text:p>
      <text:p text:style-name="P71"><text:soft-page-break/>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40">rm /opt/print-server/svg_cache/*.svg</text:p>
      <text:h text:style-name="P131" text:outline-level="2">Přidání nových jazyků <text:span text:style-name="T127">a značek</text:span> ve webovém rozhraní</text:h>
      <text:p text:style-name="P62">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26">ch krocích</text:span>!</text:p>
      <text:p text:style-name="P85"><text:span text:style-name="T140">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40">, než se to vyřeší, dávám všem takovým jazykům skupinu „Celtic“. Taky nejde vybrat vlajku, což je mnohaletý problém s nízkou prioritou, zděděný ještě po Michalovi Sedlákovi.</text:span></text:p>
      <text:p text:style-name="P120"><text:span text:style-name="T151">Ze starších poznámek: </text:span>Přidávání vlajek a jazykových rodin k jazykům ve webovém administrativním rozhraní není k dispozici, i když podle Michala Sedláka by šlo ve skutečnosti o práci na deset minut.<text:span text:style-name="T130"> Vlajky má Michal jako separátní projekt někde na Githubu. Technicky jsou všechny v jednom souboru s obrázkem, aby se to stahovalo rychle, a přistupuje se do nich jako do rastrové mapy prostřednictvím kaskádových stylů.</text:span></text:p>
      <text:p text:style-name="P85"><text:span text:style-name="T140">(Od jara 2019 už alespoň Matyáš umí vlajky doplnit, ale pro ostatní správce tahle možnost v rozhraní k dispozici není.) Chybějící vlajky budu hlásit také v tom issue 91, na které odkazuju nahoře. </text:span><text:span text:style-name="T145">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45">https://github.com/ufal/perl-pmltq-server/blob/master/share/migrations/_common/deploy/1/002-languages.pl</text:span></text:a><text:span text:style-name="T145">. Možná tedy bude možné aktualizovat seznam prostřednictvím pull requestů </text:span><text:span text:style-name="T147">(jeden tam mám už dlouhodobě otevřený, takže stačí přidat další commit do větve fix_language_families, repozitář perl-pmltq-server mám naklonovaný)</text:span><text:span text:style-name="T145">. </text:span><text:span text:style-name="T146">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77"><text:span text:style-name="T141">Od</text:span> UD 2.2 <text:span text:style-name="T141">dále</text:span> zavádím značku (tag) pro konkrétní vydání UD s tím, že v PML-TQ <text:span text:style-name="T141">bude</text:span> vedle sebe koexistovat několik vydání, pokud se na eulera vejdou. Místo značky „Universal Dependencies“ tedy mé skripty nyní generují značku „Universal Dependencies 2.12“. To ale znamená, že novou značku musím také zavést ve webovém rozhraní dříve, než se pokusím nové treebanky zaregistrovat na serveru, jinak webupload selže! <text:span text:style-name="T142">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78"><text:soft-page-break/>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38">pmltq-ud-tutorial.md</text:span>, takže stačí text tohoto souboru zkopírovat ke každé nové značce treebanků UD.</text:p>
      <text:h text:style-name="P132" text:outline-level="2">Generování konfigurační<text:span text:style-name="T122">ch souborů a konverze všech UD treebanků z Treexu do SQL</text:span></text:h>
      <text:p text:style-name="P55">Pro jeden konkrétní treebank UD bychom konfigurační soubor vygenerovali takto <text:span text:style-name="T162">(user a password odkazuje na účet správce webové služby; tyto údaje sice zadáváme z příkazového řádku, aby nemusely být součástí zdrojáku, ale ve vygenerovaném konfiguračním souboru pak budou uvedeny nezašifrované)</text:span>:</text:p>
      <text:p text:style-name="P17">../../bin/generate_pmltq_yml_for_ud.pl --<text:span text:style-name="T135">udrel 212 --lname 'Ancient Greek' [--tname PROIEL] --ltcode grc_proiel</text:span><text:span text:style-name="T164"> </text:span><text:span text:style-name="T165">--user DanZeman --password </text:span><text:span text:style-name="T163">PASSWORD</text:span> &gt; pmltq.yml</text:p>
      <text:p text:style-name="P56">Nicméně nemusíme uvedený skript volat pro každý treebank zvlášť. To za nás udělá skript <text:span text:style-name="T38">load_universal_dependencies.pl</text:span>, který ve smyčce projde všechny treebanky, vytvoří jejich konfigurační soubory a rovnou se pustí i do dalších kroků uvedených níže. <text:span text:style-name="T135">J</text:span><text:span text:style-name="T121">e potřeba se přesvědčit, že jsme přihlášení na počítači, ze kterého lze odesílat úlohy na cluster (v červenci 2018 je to sol1 až sol10) a že v </text:span><text:span text:style-name="T74">.bashrc</text:span><text:span text:style-name="T121"> máme zapnutí takové verze Perlu v Perlbrew, ve které bude fungovat modul PMLTQ (v červenci 2018 jsem úspěšně vyzkoušel Perl 5.29.2).</text:span></text:p>
      <text:p text:style-name="P22">../../bin/load_universal_dependencies.pl --<text:span text:style-name="T135">release 212 --user DanZeman --password </text:span><text:span text:style-name="T163">PASSWORD</text:span> <text:span text:style-name="T120">--cluster</text:span></text:p>
      <text:p text:style-name="P57">Toto clusterové volání <text:span text:style-name="T38">load_universal_dependencies.pl</text:span> vytvoří pro každý UD treebank jeho konfigurační soubor (což odpovídá příkazu <text:span text:style-name="T38">pmltq init</text:span>) a na clusteru spustí <text:span text:style-name="T38">pmltq convert</text:span>. Obě tyto operace jsou o několik kapitol níže popsány podrobněji pro případ, že bychom chtěli zpracovat treebank, který není součástí UD.</text:p>
      <text:h text:style-name="P133" text:outline-level="2">Odeslání UD treebanků na servery</text:h>
      <text:p text:style-name="P60">Další operace vyžadují Perlový modul DBD::Pg (spolupráce Perlu se vzdálenou databází Postgres), který není snadné nainstalovat a na clusteru ho nemáme. V <text:span text:style-name="T136">listopadu</text:span> 2018 mi funguje Perlbrew Perl 5.<text:span text:style-name="T136">29</text:span>.2 na blackbirdu <text:span text:style-name="T136">pod</text:span> Ubuntu 1<text:span text:style-name="T136">8</text:span>.04. <text:span text:style-name="T137">UPDATE: Zdá se, že lokálně nainstalovaný Postgres není potřeba pro všechny funkce modulu DBD::Pg a že po nainstalování modulu do Perlbrew by to mohlo běžet i na clusteru.</text:span></text:p>
      <text:p text:style-name="P95">Jak rozebírám výše v části „Databázový server Postgres na eulerovi“, od ledna 2023 není možné se na eulera připojit přímo a je třeba vytvořit tunel ssh přes quest. Příkaz níže vytvoří tunel, který by měl zůstat aktivní 7 dní („sleep 7d“), pokud ho nezabijeme. Vedlejší výhodou tunelu je, že <text:soft-page-break/>z pohledu Postgresu na něj teď přistupuje lokální uživatel, a není tedy třeba registrovat zdrojovou IP adresu jako důvěryhodnou.</text:p>
      <text:p text:style-name="P96">Tipy na elegantnější řešení tunelu jsou na <text:a xlink:type="simple" xlink:href="https://stackoverflow.com/questions/2241063/bash-script-to-set-up-a-temporary-ssh-tunnel" text:style-name="Internet_20_link" text:visited-style-name="Visited_20_Internet_20_Link">https://stackoverflow.com/questions/2241063/bash-script-to-set-up-a-temporary-ssh-tunnel</text:a>.</text:p>
      <text:p text:style-name="P93"><text:span text:style-name="T38">ssh -n -L 127.0.0.1:</text:span><text:span text:style-name="T161">15432</text:span><text:span text:style-name="T38">:127.0.0.1:</text:span><text:span text:style-name="T161">5432</text:span><text:span text:style-name="T38"> pmltq sleep 7d &amp;</text:span></text:p>
      <text:p text:style-name="P58"><text:span text:style-name="T58">../../bin/load_universal_dependencies.pl --</text:span><text:span text:style-name="T68">release 212 </text:span><text:span text:style-name="T70">--user DanZeman --password </text:span><text:span text:style-name="T71">PASSWORD</text:span></text:p>
      <text:p text:style-name="P59">Toto neclusterové volání zajistí následující kroky (i ty jsou podrobněji popsány v pozdějších kapitolách):</text:p>
      <text:list xml:id="list2694973797" text:style-name="L1">
        <text:list-item>
          <text:p text:style-name="P142"><text:span text:style-name="T38">pmltq webdelete</text:span> … Jestliže ve webové nabídce už existoval treebank s tímto identifikátorem, bude odstraněn.</text:p>
        </text:list-item>
        <text:list-item>
          <text:p text:style-name="P142"><text:span text:style-name="T38">pmltq delete</text:span> … Jestliže v Postgresu už existoval treebank s tímto identifikátorem, bude odstraněn.</text:p>
        </text:list-item>
        <text:list-item>
          <text:p text:style-name="P142"><text:span text:style-name="T38">pmltq initdb</text:span>, <text:span text:style-name="T38">pmltq load</text:span>, <text:span text:style-name="T38">pmltq verify</text:span> … Data, která jsme již převedli z Treexu do SQL, napumpuje do databáze Postgres na stroji euler.</text:p>
        </text:list-item>
        <text:list-item>
          <text:p text:style-name="P142"><text:span text:style-name="T38">pmltq webload</text:span>, <text:span text:style-name="T38">pmltq webverify</text:span> … Vytvoří záznamy o nových UD treebancích ve webovém rozhraní.</text:p>
        </text:list-item>
      </text:list>
      <text:h text:style-name="P124" text:outline-level="1">Co se děje pod kapotou dávkových skriptů</text:h>
      <text:p text:style-name="P61">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34" text:outline-level="2">pmltq init <text:span text:style-name="T93">a pmltq.yml</text:span></text:h>
      <text:p text:style-name="P54">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5">pmltq init resources/treex_schema.xml</text:p>
      <text:p text:style-name="P1">Vznikne soubor pmltq.yml, což je zatím jenom šablona konfiguračního souboru. <text:span text:style-name="T35">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41">Řadu údajů musíme upravit. Některé budou platné pro celé Universal Dependencies, jiné budeme navíc muset parametrizovat pro jednotlivé treebanky UD.</text:p>
      <text:p text:style-name="P49">Pokud budeme zpracovávat mnoho treebanků najednou na clusteru, budou se nám hodit alternativní možnosti konfigurace pmltq:</text:p>
      <text:list xml:id="list3888686817" text:style-name="L2">
        <text:list-item>
          <text:p text:style-name="P143"><text:soft-page-break/>Soubor pmltq.yml v aktuální složce. To je default, ale pro paralelní zpracování se moc nehodí.</text:p>
        </text:list-item>
        <text:list-item>
          <text:p text:style-name="P143">--config="soubor.yml" … takto můžeme pmltq nasměrovat na konfigurační soubor pro konkrétní treebank.</text:p>
        </text:list-item>
        <text:list-item>
          <text:p text:style-name="P143">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43">Yaml string ze standardního vstupu. Místo názvu souboru se dá --</text:p>
        </text:list-item>
      </text:list>
      <text:h text:style-name="P140" text:outline-level="3">Název a dokumentace</text:h>
      <text:p text:style-name="P43">Tyto údaje slouží webové aplikaci k zobrazení informací o treebanku. <text:span text:style-name="T98">Mnohé</text:span> z nich j<text:span text:style-name="T98">sou</text:span> nepovinn<text:span text:style-name="T98">é</text:span>, ale název treebanku, <text:span text:style-name="T97">jeho identifikátor</text:span> a kód jazyka bychom neměli vynechat.</text:p>
      <text:p text:style-name="P29">title: 'Universal Dependencies 2.<text:span text:style-name="T118">2</text:span> – $LANGUAGE – $TREEBANK'</text:p>
      <text:p text:style-name="P100">Za proměnnou <text:span text:style-name="T2">$LANGUAGE </text:span><text:span text:style-name="T10">doplníme anglický název jazyka, např. „Ancient Greek“. Druhá pomlčka a proměnná </text:span><text:span text:style-name="T2">$TREEBANK </text:span><text:span text:style-name="T10">se uplatní jen u některých treebanků. Např. u jednoho z obou starořeckých treebanků tady bude „PROIEL“.</text:span></text:p>
      <text:p text:style-name="P29">treebank_id: ud<text:span text:style-name="T128">grc_proiel</text:span>2<text:span text:style-name="T118">2</text:span></text:p>
      <text:p text:style-name="P100">Tohle bude pro každý treebank UD jiné. <text:span text:style-name="T96">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32">homepage: 'http://universaldependencies.org/'</text:p>
      <text:p text:style-name="P99">Odkaz na stránky treebanku může zůstat takhle, nebo ho pro každý treebank můžeme rozšířit o kód jeho jazyka, např. „http://universaldependencies.org/<text:span text:style-name="T2">#grc</text:span><text:span text:style-name="T10">“.</text:span></text:p>
      <text:p text:style-name="P32">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99">Stručný popis treebanku. Opět by neškodilo mít i pár slov specifických pro každý treebank, ale to by někdo nejdřív musel sepsat.</text:p>
      <text:p text:style-name="P32">manuals:<text:line-break/> <text:s/>-<text:line-break/> <text:s text:c="3"/>title: ''<text:line-break/> <text:s text:c="3"/>url: ''</text:p>
      <text:p text:style-name="P99"><text:soft-page-break/>Volitelný seznam odkazů na anotační manuály a podobné věci. U UD treebanků jsme to měli zatím zakomentováno. (Jejich hlavní URL beztak vede na stránky s dokumentací.)</text:p>
      <text:p text:style-name="P30"><text:span text:style-name="T14">isFree</text:span><text:span text:style-name="T95">: '</text:span><text:span text:style-name="T14">true</text:span><text:span text:style-name="T95">'<text:line-break/></text:span><text:span text:style-name="T14">isAllLogged</text:span><text:span text:style-name="T95">: '</text:span><text:span text:style-name="T14">true</text:span><text:span text:style-name="T95">'<text:line-break/></text:span><text:span text:style-name="T14">isPublic</text:span><text:span text:style-name="T95">: '</text:span><text:span text:style-name="T14">true</text:span><text:span text:style-name="T95">'<text:line-break/></text:span><text:span text:style-name="T14">isFeatured</text:span><text:span text:style-name="T95">: '</text:span><text:span text:style-name="T14">false</text:span><text:span text:style-name="T95">'</text:span></text:p>
      <text:p text:style-name="P103">Free a AllLogged upravují <text:span text:style-name="T110">přístupnost</text:span>. Free znamená, že treebank je přístupný pro všechny. AllLogged znamená, že je přístupný pro všechny uživatele, kteří jsou přihlášení na svůj účet<text:span text:style-name="T109"> (necháváme také „true“, i když vedle Free to možná je jedno).</text:span></text:p>
      <text:p text:style-name="P105">Public upravuje <text:span text:style-name="T110">viditelnost</text:span><text:span text:style-name="T111">.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107">Featured myslím znamená, že treebank je na úvodní stránce aplikace nějak zvýrazněn pro uživatele, kteří nevědí, s jakým treebankem si chtějí hrát.</text:p>
      <text:p text:style-name="P30"><text:span text:style-name="T14">languages</text:span><text:span text:style-name="T95">:<text:line-break/> <text:s/>- </text:span><text:span text:style-name="T14">grc<text:line-break/> <text:s/></text:span><text:span text:style-name="T21">- la<text:line-break/> <text:s/>…</text:span></text:p>
      <text:p text:style-name="P98">Seznam kódů jazyků, které treebank obsahuje. Pro každý UD treebank je to vždy právě jeden jazyk. <text:span text:style-name="T128">Pokud ale ještě navíc oindexujeme celé vydání Universal Dependencies jako jeden treebank, budeme u tohoto sjednoceného treebanku muset uvést všechny jazyky.</text:span> Položka slouží k filtrování na stránce Browse Treebanks v aplikaci.</text:p>
      <text:p text:style-name="P18">tags:<text:line-break/> <text:s/>- 'Universal Dependencies'</text:p>
      <text:p text:style-name="P98">Seznam značek neboli klíčových slov, která treebank charakterizují. Položka slouží k filtrování na stránce Browse Treebanks v aplikaci. <text:span text:style-name="T129">Můžeme si založit samostatný tag např. pro každé vydání UD, ale pozor, takový tak je třeba také zaregistrovat na webu ve správě aplikace, jinak to nebude fungovat!</text:span></text:p>
      <text:h text:style-name="P141" text:outline-level="3">Data</text:h>
      <text:p text:style-name="P18">data_dir: 'treex/g<text:span text:style-name="T99">rc-proiel</text:span>'</text:p>
      <text:p text:style-name="P104"><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61">data_dir='treex/g</text:span><text:span text:style-name="T62">rc-proiel</text:span><text:span text:style-name="T61">'</text:span><text:span text:style-name="T1">.</text:span></text:p>
      <text:p text:style-name="P108">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20"><text:soft-page-break/>data: '*.treex.gz'</text:p>
      <text:p text:style-name="P97">Cesta k datovým souborům, relativní vůči data_dir <text:span text:style-name="T106">a specifická pro jednu konkrétní rovinu anotace (v Treexu je to jedno, protože roviny nejsou formálně rozlišeny, ale v PDT by byla každá rovina v jiném typu souboru)</text:span>. Na rozdíl od data_dir může obsahovat zástupné znaky. <text:span text:style-name="T100">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22">z“</text:span></text:p>
      <text:p text:style-name="P19"><text:span text:style-name="T101">output</text:span>_dir: '<text:span text:style-name="T101">sql_dump</text:span>/g<text:span text:style-name="T99">rc-proiel</text:span>'</text:p>
      <text:p text:style-name="P102">Cesta, kam se uloží příkazy SQL vygenerované ze vstupních dat. Výchozí nastavení je „sql_dump“, ale my potřebujeme pro každý UD treebank samostatnou složku.</text:p>
      <text:p text:style-name="P31">layers:<text:line-break/> <text:s/>-<text:line-break/> <text:s text:c="3"/>name: treex_document<text:line-break/> <text:s text:c="3"/>path: <text:span text:style-name="T15">'</text:span><text:span text:style-name="T10">u</text:span>d20/treex/grc-proiel<text:span text:style-name="T15">'</text:span><text:line-break/> <text:s text:c="3"/><text:span text:style-name="T15">data: '*.treex.gz'</text:span></text:p>
      <text:p text:style-name="P101">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107">Kořenová složka dat na euleru je /opt/pmltq-data.</text:span> (Viz též sekci Kopírování dat na eulera.)</text:p>
      <text:p text:style-name="P24">sys_db: postgres<text:line-break/><text:span text:style-name="T11">db:<text:line-break/> <text:s/>host: euler.ms.mff.cuni.cz<text:line-break/> <text:s/></text:span><text:span text:style-name="T10">port: 5432</text:span><text:span text:style-name="T11"><text:line-break/> <text:s/>user: 'pmltq'<text:line-break/> <text:s/>name: ud20</text:span></text:p>
      <text:p text:style-name="P106">Položka db/name je název databáze, <text:span text:style-name="T102">kam se v Postgresu na eulerovi uloží SQL data z treebanku.</text:span> <text:span text:style-name="T102">O</text:span>bvykle odpovídá identifikátoru treebanku, <text:span text:style-name="T102">můžeme ji modifikovat při volání pmltq volbou </text:span><text:span text:style-name="T39">--d</text:span><text:span text:style-name="T40">b-name</text:span><text:span text:style-name="T39">='</text:span><text:span text:style-name="T40">ud20_grc_proiel</text:span><text:span text:style-name="T39">'</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109">DBI connect('dbname=postgres;host=euler.ms.mff.cuni.cz;port=5432','pmltq',...) failed: FATAL: <text:s/>no pg_hba.conf entry for host "195.113.18.136", user "pmltq", database "postgres", SSL on</text:p>
      <text:p text:style-name="P114">FATAL: <text:s/>no pg_hba.conf entry for host "195.113.18.136", user "pmltq", database "postgres", SSL off at /home/mirovsky/perl5/lib/perl5/PMLTQ/Command.pm line 48.</text:p>
      <text:p text:style-name="P7"/>
      <text:p text:style-name="P8"><text:soft-page-break/>Pokud potřebujeme přistupovat do databáze ze stroje, ze kterého to momentálně není povoleno, musíme se přihlásit na eulera a přístup nakonfigurovat. Poznámky o konfiguraci serveru PostgreSQL pro spolupráci s Perlem:</text:p>
      <text:p text:style-name="P8"><text:span text:style-name="T38">psql</text:span> ... program pro klientské ovládání PostgreSQL</text:p>
      <text:p text:style-name="P23">psql --help</text:p>
      <text:p text:style-name="P8"><text:span text:style-name="T38">sudo -l</text:span> ... řekne, co smím na eulerovi jako sudoer</text:p>
      <text:p text:style-name="P8">Vytvořit roli (uživatele PostgreSQL) zeman:</text:p>
      <text:p text:style-name="P8"><text:span text:style-name="T38">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3">sudo -u postgres psql<text:line-break/>CREATE ROLE zeman WITH CREATEDB CREATEROLE LOGIN PASSWORD 'nějaké heslo';<text:line-break/>CREATE DATABASE zeman WITH OWNER zeman ENCODING 'UTF8';<text:line-break/>\q</text:p>
      <text:p text:style-name="P8">(Tohle je příkaz, kterým se psql opustí.)</text:p>
      <text:p text:style-name="P8">Aby fungovalo připojení Perl/DBI z jiného počítače, je potřeba to povolit v souboru</text:p>
      <text:p text:style-name="P23">sudo -u postgres vim /etc/postgresql/9.3/main/pg_hba.conf</text:p>
      <text:p text:style-name="P8">nový záznam pro IP adresu ÚFALu (195.113.20.52/32), user a database "zeman" nebo "all", SSL off (host).</text:p>
      <text:p text:style-name="P8">zen = 195.113.18.156, user a database "zeman", SSL on.</text:p>
      <text:p text:style-name="P8">Potom se podle dokumentace má zavolat "pg_ctl reload", ale zdá se, že naše instalace nástroj pg_ctl neobsahuje.</text:p>
      <text:p text:style-name="P8">Druhou možností je prý "kill -HUP `pgrep -n postgres`", ale to mi nezafungovalo.</text:p>
      <text:p text:style-name="P8">Michal Sedlák mi nabídl třetí možnost, která je nejsilnější a zřejmě funguje:</text:p>
      <text:p text:style-name="P23">sudo /etc/init.d/postgresql restart</text:p>
      <text:p text:style-name="P7">Pozor! Matyášův návod obsahuje i nastavení specifická pro ÚFAL a Euler, ale až na konci!</text:p>
      <text:p text:style-name="P113">datapath=<text:span text:style-name="T37">"/opt/pmltq-data"</text:span></text:p>
      <text:p text:style-name="P111">ssh.nick=<text:span text:style-name="T37">"pmltq"</text:span></text:p>
      <text:p text:style-name="P111">pmltq.nick=<text:span text:style-name="T37">"pmltq"</text:span></text:p>
      <text:p text:style-name="P111">db.nick=<text:span text:style-name="T37">"pmltq"</text:span></text:p>
      <text:p text:style-name="P111">database.server=<text:span text:style-name="T37">"euler.ms.mff.cuni.cz"</text:span></text:p>
      <text:p text:style-name="P112"/>
      <text:p text:style-name="P111">--web_api-dbserver=<text:span text:style-name="T37">"euler"</text:span></text:p>
      <text:p text:style-name="P111">--web_api-user=<text:span text:style-name="T37">"pmltq"</text:span></text:p>
      <text:p text:style-name="P111">--web_api-url=<text:span text:style-name="T37">"https://lindat.mff.cuni.cz/services/pmltq/"</text:span></text:p>
      <text:p text:style-name="P6"/>
      <text:h text:style-name="P135" text:outline-level="2"><text:soft-page-break/>pmltq convert</text:h>
      <text:p text:style-name="P51">Volání „pmltq convert“ ve složce s pmltq.yml načte treexové soubory a vycucá z nich data pro databázi, která uloží do složky <text:span text:style-name="T103">definované v konfiguračním souboru jako </text:span><text:span text:style-name="T42">output_dir</text:span><text:span text:style-name="T103">.</text:span></text:p>
      <text:p text:style-name="P52">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1"><text:span text:style-name="T115">perl </text:span>../../bin/load_universal_dependencies.pl <text:span text:style-name="T115">--cluster</text:span></text:p>
      <text:h text:style-name="P136" text:outline-level="2">Smazání starší verze</text:h>
      <text:p text:style-name="P45">Jestliže jsme treebank s tímto identifikátorem už nahráli do PML-TQ dříve, měli bychom ho před nahráním opravené verze explicitně smazat, abychom předešli skrytým chybám a konfliktům.</text:p>
      <text:p text:style-name="P45"><text:span text:style-name="T59">pmltq webdelete</text:span> … odstraní záznam o treebanku z webové aplikace</text:p>
      <text:p text:style-name="P118">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16"><text:span text:style-name="T59">pmltq webdelete </text:span><text:span text:style-name="T51">--treebank_id="ud20_cs_</text:span><text:span text:style-name="T63">cac</text:span><text:span text:style-name="T51">"</text:span></text:p>
      <text:p text:style-name="P118">Pmltq si pořád bude brát z konfiguračního souboru ostatní informace, jako je název serveru a uživatelské jméno. Treebank však smaže ten správný.</text:p>
      <text:p text:style-name="P45"><text:span text:style-name="T59">pmltq delete</text:span> … odstraní databázi treebanku z Postgresu na eulerovi</text:p>
      <text:p text:style-name="P119">A opět je možné smazat databázi konkrétního treebanku, i když její identifikátor není uveden v konfiguračním souboru:</text:p>
      <text:p text:style-name="P117"><text:span text:style-name="T59">pmltq delete </text:span><text:span text:style-name="T52">--</text:span><text:span text:style-name="T64">db-name</text:span><text:span text:style-name="T51">="ud20_cs_</text:span><text:span text:style-name="T63">cac</text:span><text:span text:style-name="T51">" </text:span><text:span text:style-name="T52">--config="pmltq-cs_cac.yml"</text:span></text:p>
      <text:p text:style-name="P46">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7">Spustíme-li podruhé pmltq load, <text:span text:style-name="T105">aniž bychom předtím ručně zlikvidovali předchozí verzi</text:span>, pmltq se nejdříve pokusí smazat z databáze existující tabulky:</text:p>
      <text:p text:style-name="P16">RUNNING SQL FROM /lnet/.nfs/spec/work/projects/pmltq/data/ud20/sql_dump/treex_document__delete.sql</text:p>
      <text:p text:style-name="P37">Bohužel to asi ne vždy funguje. Zrovna teď jsem to nechal běžet asi půl hodiny a nic viditelného se neděje. Takže, pokud chceme začít od začátku, jak odstraníme databázi konkrétního treebanku z Postgresu ručně? <text:span text:style-name="T80">Program na příkazové ovládání Postgresu se jmenuje psql. (Zvenku lze nápovědu získat pomocí „psql --help“; zevnitř pomocí „\?“ (pro interní příkazy) nebo „\help“ (pro příkazy SQL).) Na práci s databázemi PML-TQ se musím přihlásit jako uživatel „pmltq“, protože </text:span><text:soft-page-break/><text:span text:style-name="T80">ten je vlastníkem databází. Nemá ale právo sudo, takže na drsnější operace, jako je restart serveru, se musím přihlásit jako „zeman“. Nevím, zda se to týká i odpojení všech uživatelů, o kterém píše Matyáš níže.</text:span></text:p>
      <text:p text:style-name="P37"><text:span text:style-name="T59">ssh -l pmltq/</text:span><text:span text:style-name="T65">zeman</text:span><text:span text:style-name="T59"> euler.ms.mff.cuni.cz</text:span><text:span text:style-name="T10"><text:line-break/></text:span><text:span text:style-name="T59">psql --help </text:span><text:span text:style-name="T48">| less<text:line-break/>psql -d </text:span><text:span text:style-name="T49">postgres<text:line-break/>postgres=&gt; DROP DATABASE ud20 ;<text:line-break/>ERROR: <text:s/>database "ud20" is being accessed by other users<text:line-break/>DETAIL: <text:s/>There are 6 other sessions using the database.<text:line-break/></text:span><text:span text:style-name="T60">postgres</text:span><text:span text:style-name="T49">=&gt; \q</text:span></text:p>
      <text:p text:style-name="P50">Hm. Webová aplikace je zřejmě k této databázi připojená. Tak že bychom nejdříve restartovali Postgres pomocí „sudo /etc/init.d/postgresql restart“? <text:span text:style-name="T81">Na to je potřeba se nejdřív přehlásit jako zeman (protože uživatel pmltq nemá právo sudo), po restartu se ale zase vrátit, protože uživatel zeman není vlastníkem databáze ud20 a nemůže ji odstranit.</text:span></text:p>
      <text:p text:style-name="Text_20_body"><text:span text:style-name="T10">K tomu Matyáš: </text:span>Restart není potřeba, stačí odpojit všechny uživatele:</text:p>
      <text:p text:style-name="P115">SELECT pid, (SELECT pg_terminate_backend(pid)) as killed from pg_stat_activity WHERE pid &lt;&gt; pg_backend_pid() AND datname='ud20';</text:p>
      <text:p text:style-name="P94">sys_db v konfig: používáme „pmltq“ – potřebuju nějakou cizí databázi, ke které můžu být připojen, když tu skutečnou db chci např. mazat (protože nelze mazat db, ke které jsem připojen)</text:p>
      <text:h text:style-name="P137" text:outline-level="2">Nalití dat do vzdálené databáze</text:h>
      <text:p text:style-name="P44"><text:span text:style-name="T10">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2"> (</text:span><text:span text:style-name="T10">vzdáleně; </text:span><text:span text:style-name="T12">pořád jsem nalogován na blackbirdovi, nikoli na eulerovi; Matyášův návod na Githubu popisuje řešení některých problémů se spojením, které můžou nastat):</text:span></text:p>
      <text:p text:style-name="P14">pmltq initdb</text:p>
      <text:p text:style-name="P4">Vrací mi to n<text:span text:style-name="T112">ásledující chyby, ale můžeme je ignorovat. PMLTQ se snaží smazat tabulky pro případ, že bych zkoušel inicializovat už existující a inicializovanou databázi.</text:span></text:p>
      <text:p text:style-name="P110">RUNNING SQL FROM /net/work/projects/perlbrew/Ubuntu/14.04/x86_64/perls/perl-5.18.2/lib/site_perl/5.18.2/auto/share/dist/PMLTQ/sql/init.sql</text:p>
      <text:p text:style-name="P110">NOTICE: <text:s/>aggregate concat_agg(text) does not exist, skipping</text:p>
      <text:p text:style-name="P110">NOTICE: <text:s/>table "#PML" does not exist, skipping</text:p>
      <text:p text:style-name="P110">NOTICE: <text:s/>table "#PMLTYPES" does not exist, skipping</text:p>
      <text:p text:style-name="P110">NOTICE: <text:s/>table "#PMLTABLES" does not exist, skipping</text:p>
      <text:p text:style-name="P110">NOTICE: <text:s/>table "#PML_USR_REL" does not exist, skipping</text:p>
      <text:p text:style-name="P2"/>
      <text:p text:style-name="P3"><text:span text:style-name="T36">N</text:span>ahrání aktuálního treebanku do databáze:</text:p>
      <text:p text:style-name="P15">pmltq load</text:p>
      <text:p text:style-name="P5"><text:span text:style-name="T41">pmltq verify</text:span> … zjistí o jednotlivých tabulkách nové databáze, kolik řádků obsahují.</text:p>
      <text:h text:style-name="P138" text:outline-level="2">Nastavení webového rozhraní</text:h>
      <text:p text:style-name="P36">Na webu PML-TQ mám dvě možnosti přihlášení: 1. místně spravovaný účet, který mi kdysi založil Honza Štěpánek (jméno „DanZeman“, <text:span text:style-name="T4">[</text:span><text:span text:style-name="T19">heslo z tohoto dokumentu odstraňuju, abych mohl </text:span><text:soft-page-break/><text:span text:style-name="T19">dokument verzovat na Githubu</text:span><text:span text:style-name="T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16">100</text:span> treebanků (a toto číslo v budoucnosti dále poroste). Proto je k dispozici příkaz pmltq webload, který můžeme volat ve smyčce z nějakého skriptu.</text:p>
      <text:p text:style-name="P36">I webload se řídí údaji uvedenými v pmltq.yml, případně dodanými na příkazovém řádku. V konfiguračním souboru je to sekce „web_api“. Musím použít svůj vlastní správcovský účet, a to ten lokální, protože Shibboleth tady nefunguje. <text:span text:style-name="T79">(Přes webovou správu si taky můžu heslo změnit nebo založit nový účet.)</text:span></text:p>
      <text:p text:style-name="P13">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78">DanZeman</text:span>'<text:line-break/> <text:s/>password: '<text:span text:style-name="T3">[heslo odstran</text:span><text:span text:style-name="T104">ěno</text:span><text:span text:style-name="T3">]</text:span>'</text:p>
      <text:p text:style-name="P12">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3-05-23T15:43:16.696000000</dc:date>
    <meta:editing-duration>P12DT57M19S</meta:editing-duration>
    <meta:editing-cycles>225</meta:editing-cycles>
    <meta:generator>LibreOffice/5.3.1.2$Windows_X86_64 LibreOffice_project/e80a0e0fd1875e1696614d24c32df0f95f03deb2</meta:generator>
    <dc:creator>Daniel Zeman</dc:creator>
    <meta:document-statistic meta:table-count="0" meta:image-count="0" meta:object-count="0" meta:page-count="16" meta:paragraph-count="203" meta:word-count="5726" meta:character-count="40168" meta:non-whitespace-character-count="34550"/>
  </office:meta>
</office:document-meta>
</file>